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X1 – reductor</text:p>
          </table:table-cell>
          <table:table-cell office:value-type="string" calcext:value-type="string">
            <text:p>X2 – reductor</text:p>
          </table:table-cell>
          <table:table-cell office:value-type="string" calcext:value-type="string">
            <text:p>X3 – reductor</text:p>
          </table:table-cell>
        </table:table-row>
        <table:table-row table:style-name="ro1">
          <table:table-cell office:value-type="float" office:value="21.5924974026" calcext:value-type="float">
            <text:p>21,5924974026</text:p>
          </table:table-cell>
          <table:table-cell office:value-type="float" office:value="47.199088363" calcext:value-type="float">
            <text:p>47,199088363</text:p>
          </table:table-cell>
          <table:table-cell office:value-type="float" office:value="18.2427878858" calcext:value-type="float">
            <text:p>18,24278788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.2307061457" calcext:value-type="float">
            <text:p>17,2307061457</text:p>
          </table:table-cell>
          <table:table-cell office:value-type="float" office:value="3.7566558333" calcext:value-type="float">
            <text:p>3,7566558333</text:p>
          </table:table-cell>
          <table:table-cell office:value-type="float" office:value="10.4778494167" calcext:value-type="float">
            <text:p>10,4778494167</text:p>
          </table:table-cell>
          <table:table-cell table:number-columns-repeated="4"/>
        </table:table-row>
        <table:table-row table:style-name="ro1">
          <table:table-cell office:value-type="float" office:value="5.72848231627" calcext:value-type="float">
            <text:p>5,72848231627</text:p>
          </table:table-cell>
          <table:table-cell office:value-type="float" office:value="2.61915775889" calcext:value-type="float">
            <text:p>2,61915775889</text:p>
          </table:table-cell>
          <table:table-cell office:value-type="float" office:value="7.05186841074" calcext:value-type="float">
            <text:p>7,05186841074</text:p>
          </table:table-cell>
          <table:table-cell table:number-columns-repeated="4"/>
        </table:table-row>
        <table:table-row table:style-name="ro1">
          <table:table-cell office:value-type="float" office:value="5.11029883257" calcext:value-type="float">
            <text:p>5,11029883257</text:p>
          </table:table-cell>
          <table:table-cell office:value-type="float" office:value="2.5617169588" calcext:value-type="float">
            <text:p>2,5617169588</text:p>
          </table:table-cell>
          <table:table-cell office:value-type="float" office:value="4.12127868153" calcext:value-type="float">
            <text:p>4,12127868153</text:p>
          </table:table-cell>
          <table:table-cell table:number-columns-repeated="4"/>
        </table:table-row>
        <table:table-row table:style-name="ro1">
          <table:table-cell office:value-type="float" office:value="3.59664617249" calcext:value-type="float">
            <text:p>3,59664617249</text:p>
          </table:table-cell>
          <table:table-cell office:value-type="float" office:value="2.28540031206" calcext:value-type="float">
            <text:p>2,28540031206</text:p>
          </table:table-cell>
          <table:table-cell office:value-type="float" office:value="2.8284951046" calcext:value-type="float">
            <text:p>2,8284951046</text:p>
          </table:table-cell>
          <table:table-cell table:number-columns-repeated="4"/>
        </table:table-row>
        <table:table-row table:style-name="ro1">
          <table:table-cell office:value-type="float" office:value="3.16155657265" calcext:value-type="float">
            <text:p>3,16155657265</text:p>
          </table:table-cell>
          <table:table-cell office:value-type="float" office:value="1.78452106698" calcext:value-type="float">
            <text:p>1,78452106698</text:p>
          </table:table-cell>
          <table:table-cell office:value-type="float" office:value="2.49566807617" calcext:value-type="float">
            <text:p>2,49566807617</text:p>
          </table:table-cell>
          <table:table-cell table:number-columns-repeated="4"/>
        </table:table-row>
        <table:table-row table:style-name="ro1">
          <table:table-cell office:value-type="float" office:value="2.86645603376" calcext:value-type="float">
            <text:p>2,86645603376</text:p>
          </table:table-cell>
          <table:table-cell office:value-type="float" office:value="1.74571205227" calcext:value-type="float">
            <text:p>1,74571205227</text:p>
          </table:table-cell>
          <table:table-cell office:value-type="float" office:value="1.66070916092" calcext:value-type="float">
            <text:p>1,66070916092</text:p>
          </table:table-cell>
          <table:table-cell table:number-columns-repeated="4"/>
        </table:table-row>
        <table:table-row table:style-name="ro1">
          <table:table-cell office:value-type="float" office:value="2.67819453748" calcext:value-type="float">
            <text:p>2,67819453748</text:p>
          </table:table-cell>
          <table:table-cell office:value-type="float" office:value="1.63819847262" calcext:value-type="float">
            <text:p>1,63819847262</text:p>
          </table:table-cell>
          <table:table-cell office:value-type="float" office:value="1.156121951" calcext:value-type="float">
            <text:p>1,156121951</text:p>
          </table:table-cell>
          <table:table-cell table:number-columns-repeated="4"/>
        </table:table-row>
        <table:table-row table:style-name="ro1">
          <table:table-cell office:value-type="float" office:value="2.21992733407" calcext:value-type="float">
            <text:p>2,21992733407</text:p>
          </table:table-cell>
          <table:table-cell office:value-type="float" office:value="1.5657512165" calcext:value-type="float">
            <text:p>1,5657512165</text:p>
          </table:table-cell>
          <table:table-cell office:value-type="float" office:value="0.932792583191" calcext:value-type="float">
            <text:p>0,932792583191</text:p>
          </table:table-cell>
          <table:table-cell table:number-columns-repeated="4"/>
        </table:table-row>
        <table:table-row table:style-name="ro1">
          <table:table-cell office:value-type="float" office:value="2.08658011721" calcext:value-type="float">
            <text:p>2,08658011721</text:p>
          </table:table-cell>
          <table:table-cell office:value-type="float" office:value="1.52476900478" calcext:value-type="float">
            <text:p>1,52476900478</text:p>
          </table:table-cell>
          <table:table-cell office:value-type="float" office:value="0.895314679975" calcext:value-type="float">
            <text:p>0,895314679975</text:p>
          </table:table-cell>
          <table:table-cell table:number-columns-repeated="4"/>
        </table:table-row>
        <table:table-row table:style-name="ro1">
          <table:table-cell office:value-type="float" office:value="1.95322219901" calcext:value-type="float">
            <text:p>1,95322219901</text:p>
          </table:table-cell>
          <table:table-cell office:value-type="float" office:value="1.42904704445" calcext:value-type="float">
            <text:p>1,42904704445</text:p>
          </table:table-cell>
          <table:table-cell office:value-type="float" office:value="0.839652828836" calcext:value-type="float">
            <text:p>0,839652828836</text:p>
          </table:table-cell>
          <table:table-cell table:number-columns-repeated="4"/>
        </table:table-row>
        <table:table-row table:style-name="ro1">
          <table:table-cell office:value-type="float" office:value="1.8047987824" calcext:value-type="float">
            <text:p>1,8047987824</text:p>
          </table:table-cell>
          <table:table-cell office:value-type="float" office:value="1.40994570847" calcext:value-type="float">
            <text:p>1,40994570847</text:p>
          </table:table-cell>
          <table:table-cell office:value-type="float" office:value="0.812962061324" calcext:value-type="float">
            <text:p>0,812962061324</text:p>
          </table:table-cell>
          <table:table-cell table:number-columns-repeated="4"/>
        </table:table-row>
        <table:table-row table:style-name="ro1">
          <table:table-cell office:value-type="float" office:value="1.65840656557" calcext:value-type="float">
            <text:p>1,65840656557</text:p>
          </table:table-cell>
          <table:table-cell office:value-type="float" office:value="1.31570483863" calcext:value-type="float">
            <text:p>1,31570483863</text:p>
          </table:table-cell>
          <table:table-cell office:value-type="float" office:value="0.757738682267" calcext:value-type="float">
            <text:p>0,757738682267</text:p>
          </table:table-cell>
          <table:table-cell table:number-columns-repeated="4"/>
        </table:table-row>
        <table:table-row table:style-name="ro1">
          <table:table-cell office:value-type="float" office:value="1.59966742163" calcext:value-type="float">
            <text:p>1,59966742163</text:p>
          </table:table-cell>
          <table:table-cell office:value-type="float" office:value="1.25433744943" calcext:value-type="float">
            <text:p>1,25433744943</text:p>
          </table:table-cell>
          <table:table-cell office:value-type="float" office:value="0.750428632989" calcext:value-type="float">
            <text:p>0,750428632989</text:p>
          </table:table-cell>
          <table:table-cell table:number-columns-repeated="4"/>
        </table:table-row>
        <table:table-row table:style-name="ro1">
          <table:table-cell office:value-type="float" office:value="1.47774980598" calcext:value-type="float">
            <text:p>1,47774980598</text:p>
          </table:table-cell>
          <table:table-cell office:value-type="float" office:value="1.20566486678" calcext:value-type="float">
            <text:p>1,20566486678</text:p>
          </table:table-cell>
          <table:table-cell office:value-type="float" office:value="0.70863164532" calcext:value-type="float">
            <text:p>0,70863164532</text:p>
          </table:table-cell>
          <table:table-cell table:number-columns-repeated="4"/>
        </table:table-row>
        <table:table-row table:style-name="ro1">
          <table:table-cell office:value-type="float" office:value="1.40106386927" calcext:value-type="float">
            <text:p>1,40106386927</text:p>
          </table:table-cell>
          <table:table-cell office:value-type="float" office:value="1.15361595774" calcext:value-type="float">
            <text:p>1,15361595774</text:p>
          </table:table-cell>
          <table:table-cell office:value-type="float" office:value="0.695335095189" calcext:value-type="float">
            <text:p>0,695335095189</text:p>
          </table:table-cell>
          <table:table-cell table:number-columns-repeated="4"/>
        </table:table-row>
        <table:table-row table:style-name="ro1">
          <table:table-cell office:value-type="float" office:value="1.2440123404" calcext:value-type="float">
            <text:p>1,2440123404</text:p>
          </table:table-cell>
          <table:table-cell office:value-type="float" office:value="1.11860036805" calcext:value-type="float">
            <text:p>1,11860036805</text:p>
          </table:table-cell>
          <table:table-cell office:value-type="float" office:value="0.654015351543" calcext:value-type="float">
            <text:p>0,654015351543</text:p>
          </table:table-cell>
          <table:table-cell table:number-columns-repeated="4"/>
        </table:table-row>
        <table:table-row table:style-name="ro1">
          <table:table-cell office:value-type="float" office:value="1.18925357097" calcext:value-type="float">
            <text:p>1,18925357097</text:p>
          </table:table-cell>
          <table:table-cell office:value-type="float" office:value="1.05661729268" calcext:value-type="float">
            <text:p>1,05661729268</text:p>
          </table:table-cell>
          <table:table-cell office:value-type="float" office:value="0.629158097499" calcext:value-type="float">
            <text:p>0,629158097499</text:p>
          </table:table-cell>
          <table:table-cell table:number-columns-repeated="4"/>
        </table:table-row>
        <table:table-row table:style-name="ro1">
          <table:table-cell office:value-type="float" office:value="1.15538828598" calcext:value-type="float">
            <text:p>1,15538828598</text:p>
          </table:table-cell>
          <table:table-cell office:value-type="float" office:value="1.00076881828" calcext:value-type="float">
            <text:p>1,00076881828</text:p>
          </table:table-cell>
          <table:table-cell office:value-type="float" office:value="0.606216171653" calcext:value-type="float">
            <text:p>0,606216171653</text:p>
          </table:table-cell>
          <table:table-cell table:number-columns-repeated="4"/>
        </table:table-row>
        <table:table-row table:style-name="ro1">
          <table:table-cell office:value-type="float" office:value="1.09314456571" calcext:value-type="float">
            <text:p>1,09314456571</text:p>
          </table:table-cell>
          <table:table-cell office:value-type="float" office:value="0.924773671733" calcext:value-type="float">
            <text:p>0,924773671733</text:p>
          </table:table-cell>
          <table:table-cell office:value-type="float" office:value="0.574130743963" calcext:value-type="float">
            <text:p>0,574130743963</text:p>
          </table:table-cell>
          <table:table-cell table:number-columns-repeated="4"/>
        </table:table-row>
        <table:table-row table:style-name="ro1">
          <table:table-cell office:value-type="float" office:value="1.03970030506" calcext:value-type="float">
            <text:p>1,03970030506</text:p>
          </table:table-cell>
          <table:table-cell office:value-type="float" office:value="0.838949111061" calcext:value-type="float">
            <text:p>0,838949111061</text:p>
          </table:table-cell>
          <table:table-cell office:value-type="float" office:value="0.569487482639" calcext:value-type="float">
            <text:p>0,569487482639</text:p>
          </table:table-cell>
          <table:table-cell table:number-columns-repeated="4"/>
        </table:table-row>
        <table:table-row table:style-name="ro1">
          <table:table-cell office:value-type="float" office:value="0.987088114083" calcext:value-type="float">
            <text:p>0,987088114083</text:p>
          </table:table-cell>
          <table:table-cell office:value-type="float" office:value="0.823080351861" calcext:value-type="float">
            <text:p>0,823080351861</text:p>
          </table:table-cell>
          <table:table-cell office:value-type="float" office:value="0.56737079501" calcext:value-type="float">
            <text:p>0,56737079501</text:p>
          </table:table-cell>
          <table:table-cell table:number-columns-repeated="4"/>
        </table:table-row>
        <table:table-row table:style-name="ro1">
          <table:table-cell office:value-type="float" office:value="0.947555615181" calcext:value-type="float">
            <text:p>0,947555615181</text:p>
          </table:table-cell>
          <table:table-cell office:value-type="float" office:value="0.714093352428" calcext:value-type="float">
            <text:p>0,714093352428</text:p>
          </table:table-cell>
          <table:table-cell office:value-type="float" office:value="0.551988336469" calcext:value-type="float">
            <text:p>0,551988336469</text:p>
          </table:table-cell>
          <table:table-cell table:number-columns-repeated="4"/>
        </table:table-row>
        <table:table-row table:style-name="ro1">
          <table:table-cell office:value-type="float" office:value="0.939843109713" calcext:value-type="float">
            <text:p>0,939843109713</text:p>
          </table:table-cell>
          <table:table-cell office:value-type="float" office:value="0.68844833748" calcext:value-type="float">
            <text:p>0,68844833748</text:p>
          </table:table-cell>
          <table:table-cell office:value-type="float" office:value="0.538667649077" calcext:value-type="float">
            <text:p>0,538667649077</text:p>
          </table:table-cell>
          <table:table-cell table:number-columns-repeated="4"/>
        </table:table-row>
        <table:table-row table:style-name="ro1">
          <table:table-cell office:value-type="float" office:value="0.906892009491" calcext:value-type="float">
            <text:p>0,906892009491</text:p>
          </table:table-cell>
          <table:table-cell office:value-type="float" office:value="0.677998572964" calcext:value-type="float">
            <text:p>0,677998572964</text:p>
          </table:table-cell>
          <table:table-cell office:value-type="float" office:value="0.52881429774" calcext:value-type="float">
            <text:p>0,52881429774</text:p>
          </table:table-cell>
          <table:table-cell table:number-columns-repeated="4"/>
        </table:table-row>
        <table:table-row table:style-name="ro1">
          <table:table-cell office:value-type="float" office:value="0.890957993407" calcext:value-type="float">
            <text:p>0,890957993407</text:p>
          </table:table-cell>
          <table:table-cell office:value-type="float" office:value="0.652338713412" calcext:value-type="float">
            <text:p>0,652338713412</text:p>
          </table:table-cell>
          <table:table-cell office:value-type="float" office:value="0.526507527308" calcext:value-type="float">
            <text:p>0,526507527308</text:p>
          </table:table-cell>
          <table:table-cell table:number-columns-repeated="4"/>
        </table:table-row>
        <table:table-row table:style-name="ro1">
          <table:table-cell office:value-type="float" office:value="0.869952018988" calcext:value-type="float">
            <text:p>0,869952018988</text:p>
          </table:table-cell>
          <table:table-cell office:value-type="float" office:value="0.647042748364" calcext:value-type="float">
            <text:p>0,647042748364</text:p>
          </table:table-cell>
          <table:table-cell office:value-type="float" office:value="0.513957236916" calcext:value-type="float">
            <text:p>0,513957236916</text:p>
          </table:table-cell>
          <table:table-cell table:number-columns-repeated="4"/>
        </table:table-row>
        <table:table-row table:style-name="ro1">
          <table:table-cell office:value-type="float" office:value="0.813252372361" calcext:value-type="float">
            <text:p>0,813252372361</text:p>
          </table:table-cell>
          <table:table-cell office:value-type="float" office:value="0.6244998463" calcext:value-type="float">
            <text:p>0,6244998463</text:p>
          </table:table-cell>
          <table:table-cell office:value-type="float" office:value="0.50965816232" calcext:value-type="float">
            <text:p>0,50965816232</text:p>
          </table:table-cell>
          <table:table-cell table:number-columns-repeated="4"/>
        </table:table-row>
        <table:table-row table:style-name="ro1">
          <table:table-cell office:value-type="float" office:value="0.786962106633" calcext:value-type="float">
            <text:p>0,786962106633</text:p>
          </table:table-cell>
          <table:table-cell office:value-type="float" office:value="0.576785496786" calcext:value-type="float">
            <text:p>0,576785496786</text:p>
          </table:table-cell>
          <table:table-cell office:value-type="float" office:value="0.488749960189" calcext:value-type="float">
            <text:p>0,488749960189</text:p>
          </table:table-cell>
          <table:table-cell table:number-columns-repeated="4"/>
        </table:table-row>
        <table:table-row table:style-name="ro1">
          <table:table-cell office:value-type="float" office:value="0.76917813848" calcext:value-type="float">
            <text:p>0,76917813848</text:p>
          </table:table-cell>
          <table:table-cell office:value-type="float" office:value="0.549097071438" calcext:value-type="float">
            <text:p>0,549097071438</text:p>
          </table:table-cell>
          <table:table-cell office:value-type="float" office:value="0.476818205073" calcext:value-type="float">
            <text:p>0,476818205073</text:p>
          </table:table-cell>
          <table:table-cell table:number-columns-repeated="4"/>
        </table:table-row>
        <table:table-row table:style-name="ro1">
          <table:table-cell office:value-type="float" office:value="0.721704049877" calcext:value-type="float">
            <text:p>0,721704049877</text:p>
          </table:table-cell>
          <table:table-cell office:value-type="float" office:value="0.519475824132" calcext:value-type="float">
            <text:p>0,519475824132</text:p>
          </table:table-cell>
          <table:table-cell office:value-type="float" office:value="0.471435813437" calcext:value-type="float">
            <text:p>0,471435813437</text:p>
          </table:table-cell>
          <table:table-cell table:number-columns-repeated="4"/>
        </table:table-row>
        <table:table-row table:style-name="ro1">
          <table:table-cell office:value-type="float" office:value="0.703063555297" calcext:value-type="float">
            <text:p>0,703063555297</text:p>
          </table:table-cell>
          <table:table-cell office:value-type="float" office:value="0.510872126079" calcext:value-type="float">
            <text:p>0,510872126079</text:p>
          </table:table-cell>
          <table:table-cell office:value-type="float" office:value="0.468310153348" calcext:value-type="float">
            <text:p>0,468310153348</text:p>
          </table:table-cell>
          <table:table-cell table:number-columns-repeated="4"/>
        </table:table-row>
        <table:table-row table:style-name="ro1">
          <table:table-cell office:value-type="float" office:value="0.676722631735" calcext:value-type="float">
            <text:p>0,676722631735</text:p>
          </table:table-cell>
          <table:table-cell office:value-type="float" office:value="0.50282520062" calcext:value-type="float">
            <text:p>0,50282520062</text:p>
          </table:table-cell>
          <table:table-cell office:value-type="float" office:value="0.460291132729" calcext:value-type="float">
            <text:p>0,460291132729</text:p>
          </table:table-cell>
          <table:table-cell table:number-columns-repeated="4"/>
        </table:table-row>
        <table:table-row table:style-name="ro1">
          <table:table-cell office:value-type="float" office:value="0.651243882262" calcext:value-type="float">
            <text:p>0,651243882262</text:p>
          </table:table-cell>
          <table:table-cell office:value-type="float" office:value="0.492951392704" calcext:value-type="float">
            <text:p>0,492951392704</text:p>
          </table:table-cell>
          <table:table-cell office:value-type="float" office:value="0.457226961021" calcext:value-type="float">
            <text:p>0,457226961021</text:p>
          </table:table-cell>
          <table:table-cell table:number-columns-repeated="4"/>
        </table:table-row>
        <table:table-row table:style-name="ro1">
          <table:table-cell office:value-type="float" office:value="0.625356607271" calcext:value-type="float">
            <text:p>0,625356607271</text:p>
          </table:table-cell>
          <table:table-cell office:value-type="float" office:value="0.467149123293" calcext:value-type="float">
            <text:p>0,467149123293</text:p>
          </table:table-cell>
          <table:table-cell office:value-type="float" office:value="0.449626152032" calcext:value-type="float">
            <text:p>0,449626152032</text:p>
          </table:table-cell>
          <table:table-cell table:number-columns-repeated="4"/>
        </table:table-row>
        <table:table-row table:style-name="ro1">
          <table:table-cell office:value-type="float" office:value="0.586027280505" calcext:value-type="float">
            <text:p>0,586027280505</text:p>
          </table:table-cell>
          <table:table-cell office:value-type="float" office:value="0.4532472728" calcext:value-type="float">
            <text:p>0,4532472728</text:p>
          </table:table-cell>
          <table:table-cell office:value-type="float" office:value="0.446235895419" calcext:value-type="float">
            <text:p>0,446235895419</text:p>
          </table:table-cell>
          <table:table-cell table:number-columns-repeated="4"/>
        </table:table-row>
        <table:table-row table:style-name="ro1">
          <table:table-cell office:value-type="float" office:value="0.585329816425" calcext:value-type="float">
            <text:p>0,585329816425</text:p>
          </table:table-cell>
          <table:table-cell office:value-type="float" office:value="0.436923143039" calcext:value-type="float">
            <text:p>0,436923143039</text:p>
          </table:table-cell>
          <table:table-cell office:value-type="float" office:value="0.435991390879" calcext:value-type="float">
            <text:p>0,435991390879</text:p>
          </table:table-cell>
          <table:table-cell table:number-columns-repeated="4"/>
        </table:table-row>
        <table:table-row table:style-name="ro1">
          <table:table-cell office:value-type="float" office:value="0.562310222517" calcext:value-type="float">
            <text:p>0,562310222517</text:p>
          </table:table-cell>
          <table:table-cell office:value-type="float" office:value="0.407966861173" calcext:value-type="float">
            <text:p>0,407966861173</text:p>
          </table:table-cell>
          <table:table-cell office:value-type="float" office:value="0.427606860629" calcext:value-type="float">
            <text:p>0,427606860629</text:p>
          </table:table-cell>
          <table:table-cell table:number-columns-repeated="4"/>
        </table:table-row>
        <table:table-row table:style-name="ro1">
          <table:table-cell office:value-type="float" office:value="0.526784868919" calcext:value-type="float">
            <text:p>0,526784868919</text:p>
          </table:table-cell>
          <table:table-cell office:value-type="float" office:value="0.39729784732" calcext:value-type="float">
            <text:p>0,39729784732</text:p>
          </table:table-cell>
          <table:table-cell office:value-type="float" office:value="0.424872145771" calcext:value-type="float">
            <text:p>0,424872145771</text:p>
          </table:table-cell>
          <table:table-cell table:number-columns-repeated="4"/>
        </table:table-row>
        <table:table-row table:style-name="ro1">
          <table:table-cell office:value-type="float" office:value="0.497285649684" calcext:value-type="float">
            <text:p>0,497285649684</text:p>
          </table:table-cell>
          <table:table-cell office:value-type="float" office:value="0.355888958472" calcext:value-type="float">
            <text:p>0,355888958472</text:p>
          </table:table-cell>
          <table:table-cell office:value-type="float" office:value="0.413667049113" calcext:value-type="float">
            <text:p>0,413667049113</text:p>
          </table:table-cell>
          <table:table-cell table:number-columns-repeated="4"/>
        </table:table-row>
        <table:table-row table:style-name="ro1">
          <table:table-cell office:value-type="float" office:value="0.468007273045" calcext:value-type="float">
            <text:p>0,468007273045</text:p>
          </table:table-cell>
          <table:table-cell office:value-type="float" office:value="0.348151535373" calcext:value-type="float">
            <text:p>0,348151535373</text:p>
          </table:table-cell>
          <table:table-cell office:value-type="float" office:value="0.40960066083" calcext:value-type="float">
            <text:p>0,40960066083</text:p>
          </table:table-cell>
          <table:table-cell table:number-columns-repeated="4"/>
        </table:table-row>
        <table:table-row table:style-name="ro1">
          <table:table-cell office:value-type="float" office:value="0.439373148005" calcext:value-type="float">
            <text:p>0,439373148005</text:p>
          </table:table-cell>
          <table:table-cell office:value-type="float" office:value="0.332240596513" calcext:value-type="float">
            <text:p>0,332240596513</text:p>
          </table:table-cell>
          <table:table-cell office:value-type="float" office:value="0.402911951575" calcext:value-type="float">
            <text:p>0,402911951575</text:p>
          </table:table-cell>
          <table:table-cell table:number-columns-repeated="4"/>
        </table:table-row>
        <table:table-row table:style-name="ro1">
          <table:table-cell office:value-type="float" office:value="0.386979171407" calcext:value-type="float">
            <text:p>0,386979171407</text:p>
          </table:table-cell>
          <table:table-cell office:value-type="float" office:value="0.30572837264" calcext:value-type="float">
            <text:p>0,30572837264</text:p>
          </table:table-cell>
          <table:table-cell office:value-type="float" office:value="0.398893045999" calcext:value-type="float">
            <text:p>0,398893045999</text:p>
          </table:table-cell>
          <table:table-cell table:number-columns-repeated="4"/>
        </table:table-row>
        <table:table-row table:style-name="ro1">
          <table:table-cell office:value-type="float" office:value="0.286956907936" calcext:value-type="float">
            <text:p>0,286956907936</text:p>
          </table:table-cell>
          <table:table-cell office:value-type="float" office:value="0.298670834883" calcext:value-type="float">
            <text:p>0,298670834883</text:p>
          </table:table-cell>
          <table:table-cell office:value-type="float" office:value="0.393406636275" calcext:value-type="float">
            <text:p>0,393406636275</text:p>
          </table:table-cell>
          <table:table-cell table:number-columns-repeated="4"/>
        </table:table-row>
        <table:table-row table:style-name="ro1">
          <table:table-cell office:value-type="float" office:value="0.246062502039" calcext:value-type="float">
            <text:p>0,246062502039</text:p>
          </table:table-cell>
          <table:table-cell office:value-type="float" office:value="0.283341038943" calcext:value-type="float">
            <text:p>0,283341038943</text:p>
          </table:table-cell>
          <table:table-cell office:value-type="float" office:value="0.391052981651" calcext:value-type="float">
            <text:p>0,391052981651</text:p>
          </table:table-cell>
          <table:table-cell table:number-columns-repeated="4"/>
        </table:table-row>
        <table:table-row table:style-name="ro1">
          <table:table-cell office:value-type="float" office:value="0.232278024942" calcext:value-type="float">
            <text:p>0,232278024942</text:p>
          </table:table-cell>
          <table:table-cell office:value-type="float" office:value="0.277842204692" calcext:value-type="float">
            <text:p>0,277842204692</text:p>
          </table:table-cell>
          <table:table-cell office:value-type="float" office:value="0.385360011015" calcext:value-type="float">
            <text:p>0,385360011015</text:p>
          </table:table-cell>
          <table:table-cell table:number-columns-repeated="4"/>
        </table:table-row>
        <table:table-row table:style-name="ro1">
          <table:table-cell office:value-type="float" office:value="0.180193610392" calcext:value-type="float">
            <text:p>0,180193610392</text:p>
          </table:table-cell>
          <table:table-cell office:value-type="float" office:value="0.258607673028" calcext:value-type="float">
            <text:p>0,258607673028</text:p>
          </table:table-cell>
          <table:table-cell office:value-type="float" office:value="0.382753825995" calcext:value-type="float">
            <text:p>0,382753825995</text:p>
          </table:table-cell>
          <table:table-cell table:number-columns-repeated="4"/>
        </table:table-row>
        <table:table-row table:style-name="ro1">
          <table:table-cell office:value-type="float" office:value="0.174924934971" calcext:value-type="float">
            <text:p>0,174924934971</text:p>
          </table:table-cell>
          <table:table-cell office:value-type="float" office:value="0.256943566189" calcext:value-type="float">
            <text:p>0,256943566189</text:p>
          </table:table-cell>
          <table:table-cell office:value-type="float" office:value="0.379258642103" calcext:value-type="float">
            <text:p>0,379258642103</text:p>
          </table:table-cell>
          <table:table-cell table:number-columns-repeated="4"/>
        </table:table-row>
        <table:table-row table:style-name="ro1">
          <table:table-cell office:value-type="float" office:value="0.143030976089" calcext:value-type="float">
            <text:p>0,143030976089</text:p>
          </table:table-cell>
          <table:table-cell office:value-type="float" office:value="0.245667770512" calcext:value-type="float">
            <text:p>0,245667770512</text:p>
          </table:table-cell>
          <table:table-cell office:value-type="float" office:value="0.375517346987" calcext:value-type="float">
            <text:p>0,375517346987</text:p>
          </table:table-cell>
          <table:table-cell table:number-columns-repeated="4"/>
        </table:table-row>
        <table:table-row table:style-name="ro1">
          <table:table-cell office:value-type="float" office:value="0.137734617676" calcext:value-type="float">
            <text:p>0,137734617676</text:p>
          </table:table-cell>
          <table:table-cell office:value-type="float" office:value="0.242427488925" calcext:value-type="float">
            <text:p>0,242427488925</text:p>
          </table:table-cell>
          <table:table-cell office:value-type="float" office:value="0.367849941213" calcext:value-type="float">
            <text:p>0,367849941213</text:p>
          </table:table-cell>
          <table:table-cell table:number-columns-repeated="4"/>
        </table:table-row>
        <table:table-row table:style-name="ro1">
          <table:table-cell office:value-type="float" office:value="0.129514325426" calcext:value-type="float">
            <text:p>0,129514325426</text:p>
          </table:table-cell>
          <table:table-cell office:value-type="float" office:value="0.229238139525" calcext:value-type="float">
            <text:p>0,229238139525</text:p>
          </table:table-cell>
          <table:table-cell office:value-type="float" office:value="0.360925083474" calcext:value-type="float">
            <text:p>0,360925083474</text:p>
          </table:table-cell>
          <table:table-cell table:number-columns-repeated="4"/>
        </table:table-row>
        <table:table-row table:style-name="ro1">
          <table:table-cell office:value-type="float" office:value="0.11784794043" calcext:value-type="float">
            <text:p>0,11784794043</text:p>
          </table:table-cell>
          <table:table-cell office:value-type="float" office:value="0.22230398651" calcext:value-type="float">
            <text:p>0,22230398651</text:p>
          </table:table-cell>
          <table:table-cell office:value-type="float" office:value="0.355336138593" calcext:value-type="float">
            <text:p>0,355336138593</text:p>
          </table:table-cell>
          <table:table-cell table:number-columns-repeated="4"/>
        </table:table-row>
        <table:table-row table:style-name="ro1">
          <table:table-cell office:value-type="float" office:value="0.111814445462" calcext:value-type="float">
            <text:p>0,111814445462</text:p>
          </table:table-cell>
          <table:table-cell office:value-type="float" office:value="0.21897836927" calcext:value-type="float">
            <text:p>0,21897836927</text:p>
          </table:table-cell>
          <table:table-cell office:value-type="float" office:value="0.355176324682" calcext:value-type="float">
            <text:p>0,355176324682</text:p>
          </table:table-cell>
          <table:table-cell table:number-columns-repeated="4"/>
        </table:table-row>
        <table:table-row table:style-name="ro1">
          <table:table-cell office:value-type="float" office:value="0.104284564548" calcext:value-type="float">
            <text:p>0,104284564548</text:p>
          </table:table-cell>
          <table:table-cell office:value-type="float" office:value="0.212969126592" calcext:value-type="float">
            <text:p>0,212969126592</text:p>
          </table:table-cell>
          <table:table-cell office:value-type="float" office:value="0.351240986737" calcext:value-type="float">
            <text:p>0,351240986737</text:p>
          </table:table-cell>
          <table:table-cell table:number-columns-repeated="4"/>
        </table:table-row>
        <table:table-row table:style-name="ro1">
          <table:table-cell office:value-type="float" office:value="0.0917167160345" calcext:value-type="float">
            <text:p>0,0917167160345</text:p>
          </table:table-cell>
          <table:table-cell office:value-type="float" office:value="0.206102860454" calcext:value-type="float">
            <text:p>0,206102860454</text:p>
          </table:table-cell>
          <table:table-cell office:value-type="float" office:value="0.348167123864" calcext:value-type="float">
            <text:p>0,348167123864</text:p>
          </table:table-cell>
          <table:table-cell table:number-columns-repeated="4"/>
        </table:table-row>
        <table:table-row table:style-name="ro1">
          <table:table-cell office:value-type="float" office:value="0.0896235429457" calcext:value-type="float">
            <text:p>0,0896235429457</text:p>
          </table:table-cell>
          <table:table-cell office:value-type="float" office:value="0.202155137336" calcext:value-type="float">
            <text:p>0,202155137336</text:p>
          </table:table-cell>
          <table:table-cell office:value-type="float" office:value="0.340931317659" calcext:value-type="float">
            <text:p>0,340931317659</text:p>
          </table:table-cell>
          <table:table-cell table:number-columns-repeated="4"/>
        </table:table-row>
        <table:table-row table:style-name="ro1">
          <table:table-cell office:value-type="float" office:value="0.0700968142767" calcext:value-type="float">
            <text:p>0,0700968142767</text:p>
          </table:table-cell>
          <table:table-cell office:value-type="float" office:value="0.19070190713" calcext:value-type="float">
            <text:p>0,19070190713</text:p>
          </table:table-cell>
          <table:table-cell office:value-type="float" office:value="0.3379504531" calcext:value-type="float">
            <text:p>0,3379504531</text:p>
          </table:table-cell>
          <table:table-cell table:number-columns-repeated="4"/>
        </table:table-row>
        <table:table-row table:style-name="ro1">
          <table:table-cell office:value-type="float" office:value="0.0654643254629" calcext:value-type="float">
            <text:p>0,0654643254629</text:p>
          </table:table-cell>
          <table:table-cell office:value-type="float" office:value="0.186758051032" calcext:value-type="float">
            <text:p>0,186758051032</text:p>
          </table:table-cell>
          <table:table-cell office:value-type="float" office:value="0.3348472781" calcext:value-type="float">
            <text:p>0,3348472781</text:p>
          </table:table-cell>
          <table:table-cell table:number-columns-repeated="4"/>
        </table:table-row>
        <table:table-row table:style-name="ro1">
          <table:table-cell office:value-type="float" office:value="0.0629387651081" calcext:value-type="float">
            <text:p>0,0629387651081</text:p>
          </table:table-cell>
          <table:table-cell office:value-type="float" office:value="0.182321758428" calcext:value-type="float">
            <text:p>0,182321758428</text:p>
          </table:table-cell>
          <table:table-cell office:value-type="float" office:value="0.328606655817" calcext:value-type="float">
            <text:p>0,328606655817</text:p>
          </table:table-cell>
          <table:table-cell table:number-columns-repeated="4"/>
        </table:table-row>
        <table:table-row table:style-name="ro1">
          <table:table-cell office:value-type="float" office:value="0.0570276678308" calcext:value-type="float">
            <text:p>0,0570276678308</text:p>
          </table:table-cell>
          <table:table-cell office:value-type="float" office:value="0.176232819288" calcext:value-type="float">
            <text:p>0,176232819288</text:p>
          </table:table-cell>
          <table:table-cell office:value-type="float" office:value="0.326058554107" calcext:value-type="float">
            <text:p>0,326058554107</text:p>
          </table:table-cell>
          <table:table-cell table:number-columns-repeated="4"/>
        </table:table-row>
        <table:table-row table:style-name="ro1">
          <table:table-cell office:value-type="float" office:value="0.0551247526071" calcext:value-type="float">
            <text:p>0,0551247526071</text:p>
          </table:table-cell>
          <table:table-cell office:value-type="float" office:value="0.171269633018" calcext:value-type="float">
            <text:p>0,171269633018</text:p>
          </table:table-cell>
          <table:table-cell office:value-type="float" office:value="0.323085374272" calcext:value-type="float">
            <text:p>0,323085374272</text:p>
          </table:table-cell>
          <table:table-cell table:number-columns-repeated="4"/>
        </table:table-row>
        <table:table-row table:style-name="ro1">
          <table:table-cell office:value-type="float" office:value="0.0440479854758" calcext:value-type="float">
            <text:p>0,0440479854758</text:p>
          </table:table-cell>
          <table:table-cell office:value-type="float" office:value="0.167263792613" calcext:value-type="float">
            <text:p>0,167263792613</text:p>
          </table:table-cell>
          <table:table-cell office:value-type="float" office:value="0.320749050658" calcext:value-type="float">
            <text:p>0,320749050658</text:p>
          </table:table-cell>
          <table:table-cell table:number-columns-repeated="4"/>
        </table:table-row>
        <table:table-row table:style-name="ro1">
          <table:table-cell office:value-type="float" office:value="0.0431125522919" calcext:value-type="float">
            <text:p>0,0431125522919</text:p>
          </table:table-cell>
          <table:table-cell office:value-type="float" office:value="0.160701652866" calcext:value-type="float">
            <text:p>0,160701652866</text:p>
          </table:table-cell>
          <table:table-cell office:value-type="float" office:value="0.315767817439" calcext:value-type="float">
            <text:p>0,315767817439</text:p>
          </table:table-cell>
          <table:table-cell table:number-columns-repeated="4"/>
        </table:table-row>
        <table:table-row table:style-name="ro1">
          <table:table-cell office:value-type="float" office:value="0.0322962499011" calcext:value-type="float">
            <text:p>0,0322962499011</text:p>
          </table:table-cell>
          <table:table-cell office:value-type="float" office:value="0.156964301766" calcext:value-type="float">
            <text:p>0,156964301766</text:p>
          </table:table-cell>
          <table:table-cell office:value-type="float" office:value="0.313054776978" calcext:value-type="float">
            <text:p>0,313054776978</text:p>
          </table:table-cell>
          <table:table-cell table:number-columns-repeated="4"/>
        </table:table-row>
        <table:table-row table:style-name="ro1">
          <table:table-cell office:value-type="float" office:value="0.0295394488751" calcext:value-type="float">
            <text:p>0,0295394488751</text:p>
          </table:table-cell>
          <table:table-cell office:value-type="float" office:value="0.147793343655" calcext:value-type="float">
            <text:p>0,147793343655</text:p>
          </table:table-cell>
          <table:table-cell office:value-type="float" office:value="0.308188887705" calcext:value-type="float">
            <text:p>0,308188887705</text:p>
          </table:table-cell>
          <table:table-cell table:number-columns-repeated="4"/>
        </table:table-row>
        <table:table-row table:style-name="ro1">
          <table:table-cell office:value-type="float" office:value="0.0260694487628" calcext:value-type="float">
            <text:p>0,0260694487628</text:p>
          </table:table-cell>
          <table:table-cell office:value-type="float" office:value="0.143600088375" calcext:value-type="float">
            <text:p>0,143600088375</text:p>
          </table:table-cell>
          <table:table-cell office:value-type="float" office:value="0.304364289119" calcext:value-type="float">
            <text:p>0,304364289119</text:p>
          </table:table-cell>
          <table:table-cell table:number-columns-repeated="4"/>
        </table:table-row>
        <table:table-row table:style-name="ro1">
          <table:table-cell office:value-type="float" office:value="0.0241885840905" calcext:value-type="float">
            <text:p>0,0241885840905</text:p>
          </table:table-cell>
          <table:table-cell office:value-type="float" office:value="0.134590939703" calcext:value-type="float">
            <text:p>0,134590939703</text:p>
          </table:table-cell>
          <table:table-cell office:value-type="float" office:value="0.302374414951" calcext:value-type="float">
            <text:p>0,302374414951</text:p>
          </table:table-cell>
          <table:table-cell table:number-columns-repeated="4"/>
        </table:table-row>
        <table:table-row table:style-name="ro1">
          <table:table-cell office:value-type="float" office:value="0.0235745086121" calcext:value-type="float">
            <text:p>0,0235745086121</text:p>
          </table:table-cell>
          <table:table-cell office:value-type="float" office:value="0.127942415879" calcext:value-type="float">
            <text:p>0,127942415879</text:p>
          </table:table-cell>
          <table:table-cell office:value-type="float" office:value="0.299693855333" calcext:value-type="float">
            <text:p>0,299693855333</text:p>
          </table:table-cell>
          <table:table-cell table:number-columns-repeated="4"/>
        </table:table-row>
        <table:table-row table:style-name="ro1">
          <table:table-cell office:value-type="float" office:value="0.0224905800595" calcext:value-type="float">
            <text:p>0,0224905800595</text:p>
          </table:table-cell>
          <table:table-cell office:value-type="float" office:value="0.127100244933" calcext:value-type="float">
            <text:p>0,127100244933</text:p>
          </table:table-cell>
          <table:table-cell office:value-type="float" office:value="0.291408591616" calcext:value-type="float">
            <text:p>0,291408591616</text:p>
          </table:table-cell>
          <table:table-cell table:number-columns-repeated="4"/>
        </table:table-row>
        <table:table-row table:style-name="ro1">
          <table:table-cell office:value-type="float" office:value="0.0195286537193" calcext:value-type="float">
            <text:p>0,0195286537193</text:p>
          </table:table-cell>
          <table:table-cell office:value-type="float" office:value="0.12482324437" calcext:value-type="float">
            <text:p>0,12482324437</text:p>
          </table:table-cell>
          <table:table-cell office:value-type="float" office:value="0.290598056685" calcext:value-type="float">
            <text:p>0,290598056685</text:p>
          </table:table-cell>
          <table:table-cell table:number-columns-repeated="4"/>
        </table:table-row>
        <table:table-row table:style-name="ro1">
          <table:table-cell office:value-type="float" office:value="0.0183345891678" calcext:value-type="float">
            <text:p>0,0183345891678</text:p>
          </table:table-cell>
          <table:table-cell office:value-type="float" office:value="0.122819226359" calcext:value-type="float">
            <text:p>0,122819226359</text:p>
          </table:table-cell>
          <table:table-cell office:value-type="float" office:value="0.28733782151" calcext:value-type="float">
            <text:p>0,28733782151</text:p>
          </table:table-cell>
          <table:table-cell table:number-columns-repeated="4"/>
        </table:table-row>
        <table:table-row table:style-name="ro1">
          <table:table-cell office:value-type="float" office:value="0.0169559120165" calcext:value-type="float">
            <text:p>0,0169559120165</text:p>
          </table:table-cell>
          <table:table-cell office:value-type="float" office:value="0.112158506335" calcext:value-type="float">
            <text:p>0,112158506335</text:p>
          </table:table-cell>
          <table:table-cell office:value-type="float" office:value="0.280318388901" calcext:value-type="float">
            <text:p>0,280318388901</text:p>
          </table:table-cell>
          <table:table-cell table:number-columns-repeated="4"/>
        </table:table-row>
        <table:table-row table:style-name="ro1">
          <table:table-cell office:value-type="float" office:value="0.0161467252762" calcext:value-type="float">
            <text:p>0,0161467252762</text:p>
          </table:table-cell>
          <table:table-cell office:value-type="float" office:value="0.107596122257" calcext:value-type="float">
            <text:p>0,107596122257</text:p>
          </table:table-cell>
          <table:table-cell office:value-type="float" office:value="0.278006988785" calcext:value-type="float">
            <text:p>0,278006988785</text:p>
          </table:table-cell>
          <table:table-cell table:number-columns-repeated="4"/>
        </table:table-row>
        <table:table-row table:style-name="ro1">
          <table:table-cell office:value-type="float" office:value="0.0144974586115" calcext:value-type="float">
            <text:p>0,0144974586115</text:p>
          </table:table-cell>
          <table:table-cell office:value-type="float" office:value="0.103467642825" calcext:value-type="float">
            <text:p>0,103467642825</text:p>
          </table:table-cell>
          <table:table-cell office:value-type="float" office:value="0.27707785605" calcext:value-type="float">
            <text:p>0,27707785605</text:p>
          </table:table-cell>
          <table:table-cell table:number-columns-repeated="4"/>
        </table:table-row>
        <table:table-row table:style-name="ro1">
          <table:table-cell office:value-type="float" office:value="0.0140528845657" calcext:value-type="float">
            <text:p>0,0140528845657</text:p>
          </table:table-cell>
          <table:table-cell office:value-type="float" office:value="0.100586508577" calcext:value-type="float">
            <text:p>0,100586508577</text:p>
          </table:table-cell>
          <table:table-cell office:value-type="float" office:value="0.274981879092" calcext:value-type="float">
            <text:p>0,274981879092</text:p>
          </table:table-cell>
          <table:table-cell table:number-columns-repeated="4"/>
        </table:table-row>
        <table:table-row table:style-name="ro1">
          <table:table-cell office:value-type="float" office:value="0.012692198148" calcext:value-type="float">
            <text:p>0,012692198148</text:p>
          </table:table-cell>
          <table:table-cell office:value-type="float" office:value="0.0981857566038" calcext:value-type="float">
            <text:p>0,0981857566038</text:p>
          </table:table-cell>
          <table:table-cell office:value-type="float" office:value="0.271619202303" calcext:value-type="float">
            <text:p>0,271619202303</text:p>
          </table:table-cell>
          <table:table-cell table:number-columns-repeated="4"/>
        </table:table-row>
        <table:table-row table:style-name="ro1">
          <table:table-cell office:value-type="float" office:value="0.0122887443215" calcext:value-type="float">
            <text:p>0,0122887443215</text:p>
          </table:table-cell>
          <table:table-cell office:value-type="float" office:value="0.0968045996833" calcext:value-type="float">
            <text:p>0,0968045996833</text:p>
          </table:table-cell>
          <table:table-cell office:value-type="float" office:value="0.268760641609" calcext:value-type="float">
            <text:p>0,268760641609</text:p>
          </table:table-cell>
          <table:table-cell table:number-columns-repeated="4"/>
        </table:table-row>
        <table:table-row table:style-name="ro1">
          <table:table-cell office:value-type="float" office:value="0.0105443152485" calcext:value-type="float">
            <text:p>0,0105443152485</text:p>
          </table:table-cell>
          <table:table-cell office:value-type="float" office:value="0.0949275742646" calcext:value-type="float">
            <text:p>0,0949275742646</text:p>
          </table:table-cell>
          <table:table-cell office:value-type="float" office:value="0.267438112839" calcext:value-type="float">
            <text:p>0,267438112839</text:p>
          </table:table-cell>
          <table:table-cell table:number-columns-repeated="4"/>
        </table:table-row>
        <table:table-row table:style-name="ro1">
          <table:table-cell office:value-type="float" office:value="0.00952268324737" calcext:value-type="float">
            <text:p>0,00952268324737</text:p>
          </table:table-cell>
          <table:table-cell office:value-type="float" office:value="0.0899901618081" calcext:value-type="float">
            <text:p>0,0899901618081</text:p>
          </table:table-cell>
          <table:table-cell office:value-type="float" office:value="0.265436252505" calcext:value-type="float">
            <text:p>0,265436252505</text:p>
          </table:table-cell>
          <table:table-cell table:number-columns-repeated="4"/>
        </table:table-row>
        <table:table-row table:style-name="ro1">
          <table:table-cell office:value-type="float" office:value="0.00856288092929" calcext:value-type="float">
            <text:p>0,00856288092929</text:p>
          </table:table-cell>
          <table:table-cell office:value-type="float" office:value="0.0865140239659" calcext:value-type="float">
            <text:p>0,0865140239659</text:p>
          </table:table-cell>
          <table:table-cell office:value-type="float" office:value="0.263499564497" calcext:value-type="float">
            <text:p>0,263499564497</text:p>
          </table:table-cell>
          <table:table-cell table:number-columns-repeated="4"/>
        </table:table-row>
        <table:table-row table:style-name="ro1">
          <table:table-cell office:value-type="float" office:value="0.00777238926917" calcext:value-type="float">
            <text:p>0,00777238926917</text:p>
          </table:table-cell>
          <table:table-cell office:value-type="float" office:value="0.0843067813328" calcext:value-type="float">
            <text:p>0,0843067813328</text:p>
          </table:table-cell>
          <table:table-cell office:value-type="float" office:value="0.257112417622" calcext:value-type="float">
            <text:p>0,257112417622</text:p>
          </table:table-cell>
          <table:table-cell table:number-columns-repeated="4"/>
        </table:table-row>
        <table:table-row table:style-name="ro1">
          <table:table-cell office:value-type="float" office:value="0.00752296124093" calcext:value-type="float">
            <text:p>0,00752296124093</text:p>
          </table:table-cell>
          <table:table-cell office:value-type="float" office:value="0.0829702418347" calcext:value-type="float">
            <text:p>0,0829702418347</text:p>
          </table:table-cell>
          <table:table-cell office:value-type="float" office:value="0.253881707861" calcext:value-type="float">
            <text:p>0,253881707861</text:p>
          </table:table-cell>
          <table:table-cell table:number-columns-repeated="4"/>
        </table:table-row>
        <table:table-row table:style-name="ro1">
          <table:table-cell table:style-name="ce1" office:value-type="float" office:value="4.23910500455E-028" calcext:value-type="float">
            <text:p>4,24E-28</text:p>
          </table:table-cell>
          <table:table-cell office:value-type="float" office:value="0.0807947585092" calcext:value-type="float">
            <text:p>0,0807947585092</text:p>
          </table:table-cell>
          <table:table-cell office:value-type="float" office:value="0.252611273706" calcext:value-type="float">
            <text:p>0,252611273706</text:p>
          </table:table-cell>
          <table:table-cell table:number-columns-repeated="4"/>
        </table:table-row>
        <table:table-row table:style-name="ro1">
          <table:table-cell table:style-name="ce1" office:value-type="float" office:value="3.05624248568E-028" calcext:value-type="float">
            <text:p>3,06E-28</text:p>
          </table:table-cell>
          <table:table-cell office:value-type="float" office:value="0.0802691274656" calcext:value-type="float">
            <text:p>0,0802691274656</text:p>
          </table:table-cell>
          <table:table-cell office:value-type="float" office:value="0.249623882815" calcext:value-type="float">
            <text:p>0,249623882815</text:p>
          </table:table-cell>
          <table:table-cell table:number-columns-repeated="4"/>
        </table:table-row>
        <table:table-row table:style-name="ro1">
          <table:table-cell table:style-name="ce1" office:value-type="float" office:value="4.24868969023E-030" calcext:value-type="float">
            <text:p>4,25E-30</text:p>
          </table:table-cell>
          <table:table-cell office:value-type="float" office:value="0.0765880491179" calcext:value-type="float">
            <text:p>0,0765880491179</text:p>
          </table:table-cell>
          <table:table-cell office:value-type="float" office:value="0.24933056859" calcext:value-type="float">
            <text:p>0,24933056859</text:p>
          </table:table-cell>
          <table:table-cell table:number-columns-repeated="4"/>
        </table:table-row>
        <table:table-row table:style-name="ro1">
          <table:table-cell table:style-name="ce1" office:value-type="float" office:value="1.87590801555E-030" calcext:value-type="float">
            <text:p>1,88E-30</text:p>
          </table:table-cell>
          <table:table-cell office:value-type="float" office:value="0.0748203904165" calcext:value-type="float">
            <text:p>0,0748203904165</text:p>
          </table:table-cell>
          <table:table-cell office:value-type="float" office:value="0.244747743378" calcext:value-type="float">
            <text:p>0,244747743378</text:p>
          </table:table-cell>
          <table:table-cell table:number-columns-repeated="4"/>
        </table:table-row>
        <table:table-row table:style-name="ro1">
          <table:table-cell table:style-name="ce1" office:value-type="float" office:value="1.84301914784E-030" calcext:value-type="float">
            <text:p>1,84E-30</text:p>
          </table:table-cell>
          <table:table-cell office:value-type="float" office:value="0.0728061041187" calcext:value-type="float">
            <text:p>0,0728061041187</text:p>
          </table:table-cell>
          <table:table-cell office:value-type="float" office:value="0.240987595089" calcext:value-type="float">
            <text:p>0,240987595089</text:p>
          </table:table-cell>
          <table:table-cell table:number-columns-repeated="4"/>
        </table:table-row>
        <table:table-row table:style-name="ro1">
          <table:table-cell table:style-name="ce1" office:value-type="float" office:value="1.11576450509E-030" calcext:value-type="float">
            <text:p>1,12E-30</text:p>
          </table:table-cell>
          <table:table-cell office:value-type="float" office:value="0.0721598455698" calcext:value-type="float">
            <text:p>0,0721598455698</text:p>
          </table:table-cell>
          <table:table-cell office:value-type="float" office:value="0.238105416973" calcext:value-type="float">
            <text:p>0,238105416973</text:p>
          </table:table-cell>
          <table:table-cell table:number-columns-repeated="4"/>
        </table:table-row>
        <table:table-row table:style-name="ro1">
          <table:table-cell table:style-name="ce1" office:value-type="float" office:value="1.00884518706E-030" calcext:value-type="float">
            <text:p>1,01E-30</text:p>
          </table:table-cell>
          <table:table-cell office:value-type="float" office:value="0.0696922099524" calcext:value-type="float">
            <text:p>0,0696922099524</text:p>
          </table:table-cell>
          <table:table-cell office:value-type="float" office:value="0.235458295465" calcext:value-type="float">
            <text:p>0,235458295465</text:p>
          </table:table-cell>
          <table:table-cell table:number-columns-repeated="4"/>
        </table:table-row>
        <table:table-row table:style-name="ro1">
          <table:table-cell table:style-name="ce1" office:value-type="float" office:value="8.81242095213E-031" calcext:value-type="float">
            <text:p>8,81E-31</text:p>
          </table:table-cell>
          <table:table-cell office:value-type="float" office:value="0.0680960490774" calcext:value-type="float">
            <text:p>0,0680960490774</text:p>
          </table:table-cell>
          <table:table-cell office:value-type="float" office:value="0.23379960694" calcext:value-type="float">
            <text:p>0,23379960694</text:p>
          </table:table-cell>
          <table:table-cell table:number-columns-repeated="4"/>
        </table:table-row>
        <table:table-row table:style-name="ro1">
          <table:table-cell table:style-name="ce1" office:value-type="float" office:value="7.19055434856E-031" calcext:value-type="float">
            <text:p>7,19E-31</text:p>
          </table:table-cell>
          <table:table-cell office:value-type="float" office:value="0.0647743304553" calcext:value-type="float">
            <text:p>0,0647743304553</text:p>
          </table:table-cell>
          <table:table-cell office:value-type="float" office:value="0.231856121062" calcext:value-type="float">
            <text:p>0,231856121062</text:p>
          </table:table-cell>
          <table:table-cell table:number-columns-repeated="4"/>
        </table:table-row>
        <table:table-row table:style-name="ro1">
          <table:table-cell table:style-name="ce1" office:value-type="float" office:value="7.1284139487E-031" calcext:value-type="float">
            <text:p>7,13E-31</text:p>
          </table:table-cell>
          <table:table-cell office:value-type="float" office:value="0.0640123185921" calcext:value-type="float">
            <text:p>0,0640123185921</text:p>
          </table:table-cell>
          <table:table-cell office:value-type="float" office:value="0.230908343576" calcext:value-type="float">
            <text:p>0,230908343576</text:p>
          </table:table-cell>
          <table:table-cell table:number-columns-repeated="4"/>
        </table:table-row>
        <table:table-row table:style-name="ro1">
          <table:table-cell table:style-name="ce1" office:value-type="float" office:value="6.04145784709E-031" calcext:value-type="float">
            <text:p>6,04E-31</text:p>
          </table:table-cell>
          <table:table-cell office:value-type="float" office:value="0.0610618707103" calcext:value-type="float">
            <text:p>0,0610618707103</text:p>
          </table:table-cell>
          <table:table-cell office:value-type="float" office:value="0.22869953507" calcext:value-type="float">
            <text:p>0,22869953507</text:p>
          </table:table-cell>
          <table:table-cell table:number-columns-repeated="4"/>
        </table:table-row>
        <table:table-row table:style-name="ro1">
          <table:table-cell table:style-name="ce1" office:value-type="float" office:value="4.84730447668E-031" calcext:value-type="float">
            <text:p>4,85E-31</text:p>
          </table:table-cell>
          <table:table-cell office:value-type="float" office:value="0.05931406719" calcext:value-type="float">
            <text:p>0,05931406719</text:p>
          </table:table-cell>
          <table:table-cell office:value-type="float" office:value="0.227701853621" calcext:value-type="float">
            <text:p>0,227701853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7925640516" calcext:value-type="float">
            <text:p>0,0557925640516</text:p>
          </table:table-cell>
          <table:table-cell office:value-type="float" office:value="0.224431933033" calcext:value-type="float">
            <text:p>0,224431933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4175618868" calcext:value-type="float">
            <text:p>0,0554175618868</text:p>
          </table:table-cell>
          <table:table-cell office:value-type="float" office:value="0.221879599635" calcext:value-type="float">
            <text:p>0,221879599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2824951572" calcext:value-type="float">
            <text:p>0,052824951572</text:p>
          </table:table-cell>
          <table:table-cell office:value-type="float" office:value="0.220982170086" calcext:value-type="float">
            <text:p>0,22098217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11287128706" calcext:value-type="float">
            <text:p>0,0511287128706</text:p>
          </table:table-cell>
          <table:table-cell office:value-type="float" office:value="0.219372595333" calcext:value-type="float">
            <text:p>0,219372595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78137316442" calcext:value-type="float">
            <text:p>0,0478137316442</text:p>
          </table:table-cell>
          <table:table-cell office:value-type="float" office:value="0.2156736996" calcext:value-type="float">
            <text:p>0,2156736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8489452593" calcext:value-type="float">
            <text:p>0,0458489452593</text:p>
          </table:table-cell>
          <table:table-cell office:value-type="float" office:value="0.213942197807" calcext:value-type="float">
            <text:p>0,213942197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2919601114" calcext:value-type="float">
            <text:p>0,0452919601114</text:p>
          </table:table-cell>
          <table:table-cell office:value-type="float" office:value="0.211190203556" calcext:value-type="float">
            <text:p>0,211190203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28750279409" calcext:value-type="float">
            <text:p>0,0428750279409</text:p>
          </table:table-cell>
          <table:table-cell office:value-type="float" office:value="0.209100253356" calcext:value-type="float">
            <text:p>0,209100253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11036679476" calcext:value-type="float">
            <text:p>0,0411036679476</text:p>
          </table:table-cell>
          <table:table-cell office:value-type="float" office:value="0.206193159854" calcext:value-type="float">
            <text:p>0,206193159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74713106856" calcext:value-type="float">
            <text:p>0,0374713106856</text:p>
          </table:table-cell>
          <table:table-cell office:value-type="float" office:value="0.203721090537" calcext:value-type="float">
            <text:p>0,203721090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65000825557" calcext:value-type="float">
            <text:p>0,0365000825557</text:p>
          </table:table-cell>
          <table:table-cell office:value-type="float" office:value="0.203196625591" calcext:value-type="float">
            <text:p>0,203196625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60000054751" calcext:value-type="float">
            <text:p>0,0360000054751</text:p>
          </table:table-cell>
          <table:table-cell office:value-type="float" office:value="0.201625400227" calcext:value-type="float">
            <text:p>0,201625400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7515770225" calcext:value-type="float">
            <text:p>0,0357515770225</text:p>
          </table:table-cell>
          <table:table-cell office:value-type="float" office:value="0.199540728249" calcext:value-type="float">
            <text:p>0,199540728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48224336531" calcext:value-type="float">
            <text:p>0,0348224336531</text:p>
          </table:table-cell>
          <table:table-cell office:value-type="float" office:value="0.197279023603" calcext:value-type="float">
            <text:p>0,197279023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35599434303" calcext:value-type="float">
            <text:p>0,0335599434303</text:p>
          </table:table-cell>
          <table:table-cell office:value-type="float" office:value="0.196204102336" calcext:value-type="float">
            <text:p>0,196204102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26984533876" calcext:value-type="float">
            <text:p>0,0326984533876</text:p>
          </table:table-cell>
          <table:table-cell office:value-type="float" office:value="0.193710055233" calcext:value-type="float">
            <text:p>0,193710055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10245995347" calcext:value-type="float">
            <text:p>0,0310245995347</text:p>
          </table:table-cell>
          <table:table-cell office:value-type="float" office:value="0.191704738755" calcext:value-type="float">
            <text:p>0,191704738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749374781" calcext:value-type="float">
            <text:p>0,028749374781</text:p>
          </table:table-cell>
          <table:table-cell office:value-type="float" office:value="0.190487269457" calcext:value-type="float">
            <text:p>0,190487269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1827646584" calcext:value-type="float">
            <text:p>0,0281827646584</text:p>
          </table:table-cell>
          <table:table-cell office:value-type="float" office:value="0.188974919472" calcext:value-type="float">
            <text:p>0,188974919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0535112765" calcext:value-type="float">
            <text:p>0,0280535112765</text:p>
          </table:table-cell>
          <table:table-cell office:value-type="float" office:value="0.186826317945" calcext:value-type="float">
            <text:p>0,186826317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74362361271" calcext:value-type="float">
            <text:p>0,0274362361271</text:p>
          </table:table-cell>
          <table:table-cell office:value-type="float" office:value="0.185175621998" calcext:value-type="float">
            <text:p>0,185175621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8793329009" calcext:value-type="float">
            <text:p>0,0268793329009</text:p>
          </table:table-cell>
          <table:table-cell office:value-type="float" office:value="0.184098446261" calcext:value-type="float">
            <text:p>0,18409844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3004695473" calcext:value-type="float">
            <text:p>0,0263004695473</text:p>
          </table:table-cell>
          <table:table-cell office:value-type="float" office:value="0.181563095193" calcext:value-type="float">
            <text:p>0,181563095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9629291051" calcext:value-type="float">
            <text:p>0,0249629291051</text:p>
          </table:table-cell>
          <table:table-cell office:value-type="float" office:value="0.180390070384" calcext:value-type="float">
            <text:p>0,180390070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7525381667" calcext:value-type="float">
            <text:p>0,0247525381667</text:p>
          </table:table-cell>
          <table:table-cell office:value-type="float" office:value="0.17811179642" calcext:value-type="float">
            <text:p>0,17811179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39618517377" calcext:value-type="float">
            <text:p>0,0239618517377</text:p>
          </table:table-cell>
          <table:table-cell office:value-type="float" office:value="0.175751724768" calcext:value-type="float">
            <text:p>0,175751724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37324779926" calcext:value-type="float">
            <text:p>0,0237324779926</text:p>
          </table:table-cell>
          <table:table-cell office:value-type="float" office:value="0.172309937561" calcext:value-type="float">
            <text:p>0,172309937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25582932628" calcext:value-type="float">
            <text:p>0,0225582932628</text:p>
          </table:table-cell>
          <table:table-cell office:value-type="float" office:value="0.171581565912" calcext:value-type="float">
            <text:p>0,171581565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2453042519" calcext:value-type="float">
            <text:p>0,022453042519</text:p>
          </table:table-cell>
          <table:table-cell office:value-type="float" office:value="0.171037689353" calcext:value-type="float">
            <text:p>0,171037689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8328906768" calcext:value-type="float">
            <text:p>0,0218328906768</text:p>
          </table:table-cell>
          <table:table-cell office:value-type="float" office:value="0.168692624627" calcext:value-type="float">
            <text:p>0,168692624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5006486527" calcext:value-type="float">
            <text:p>0,0215006486527</text:p>
          </table:table-cell>
          <table:table-cell office:value-type="float" office:value="0.16648222959" calcext:value-type="float">
            <text:p>0,16648222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4869371549" calcext:value-type="float">
            <text:p>0,0204869371549</text:p>
          </table:table-cell>
          <table:table-cell office:value-type="float" office:value="0.164935887768" calcext:value-type="float">
            <text:p>0,164935887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1098030001" calcext:value-type="float">
            <text:p>0,0201098030001</text:p>
          </table:table-cell>
          <table:table-cell office:value-type="float" office:value="0.164446564859" calcext:value-type="float">
            <text:p>0,164446564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8143285882" calcext:value-type="float">
            <text:p>0,0198143285882</text:p>
          </table:table-cell>
          <table:table-cell office:value-type="float" office:value="0.162875075598" calcext:value-type="float">
            <text:p>0,162875075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7376055321" calcext:value-type="float">
            <text:p>0,0197376055321</text:p>
          </table:table-cell>
          <table:table-cell office:value-type="float" office:value="0.160714898379" calcext:value-type="float">
            <text:p>0,160714898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3299567487" calcext:value-type="float">
            <text:p>0,0193299567487</text:p>
          </table:table-cell>
          <table:table-cell office:value-type="float" office:value="0.158915374469" calcext:value-type="float">
            <text:p>0,158915374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7921561386" calcext:value-type="float">
            <text:p>0,0187921561386</text:p>
          </table:table-cell>
          <table:table-cell office:value-type="float" office:value="0.157213414606" calcext:value-type="float">
            <text:p>0,157213414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3892624585" calcext:value-type="float">
            <text:p>0,0183892624585</text:p>
          </table:table-cell>
          <table:table-cell office:value-type="float" office:value="0.15627609948" calcext:value-type="float">
            <text:p>0,15627609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0769537062" calcext:value-type="float">
            <text:p>0,0180769537062</text:p>
          </table:table-cell>
          <table:table-cell office:value-type="float" office:value="0.15509224645" calcext:value-type="float">
            <text:p>0,15509224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9087182759" calcext:value-type="float">
            <text:p>0,0179087182759</text:p>
          </table:table-cell>
          <table:table-cell office:value-type="float" office:value="0.154278820159" calcext:value-type="float">
            <text:p>0,154278820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6790206376" calcext:value-type="float">
            <text:p>0,0176790206376</text:p>
          </table:table-cell>
          <table:table-cell office:value-type="float" office:value="0.15290286629" calcext:value-type="float">
            <text:p>0,15290286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3411043065" calcext:value-type="float">
            <text:p>0,0173411043065</text:p>
          </table:table-cell>
          <table:table-cell office:value-type="float" office:value="0.150846418669" calcext:value-type="float">
            <text:p>0,150846418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9674386473" calcext:value-type="float">
            <text:p>0,0169674386473</text:p>
          </table:table-cell>
          <table:table-cell office:value-type="float" office:value="0.148918082223" calcext:value-type="float">
            <text:p>0,148918082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3881703833" calcext:value-type="float">
            <text:p>0,0163881703833</text:p>
          </table:table-cell>
          <table:table-cell office:value-type="float" office:value="0.148307266405" calcext:value-type="float">
            <text:p>0,148307266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8120596037" calcext:value-type="float">
            <text:p>0,0158120596037</text:p>
          </table:table-cell>
          <table:table-cell office:value-type="float" office:value="0.147183352332" calcext:value-type="float">
            <text:p>0,147183352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3151252457" calcext:value-type="float">
            <text:p>0,0153151252457</text:p>
          </table:table-cell>
          <table:table-cell office:value-type="float" office:value="0.143458046334" calcext:value-type="float">
            <text:p>0,143458046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139167191" calcext:value-type="float">
            <text:p>0,015139167191</text:p>
          </table:table-cell>
          <table:table-cell office:value-type="float" office:value="0.141747615322" calcext:value-type="float">
            <text:p>0,141747615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0377790132" calcext:value-type="float">
            <text:p>0,0150377790132</text:p>
          </table:table-cell>
          <table:table-cell office:value-type="float" office:value="0.13894336466" calcext:value-type="float">
            <text:p>0,13894336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7119563343" calcext:value-type="float">
            <text:p>0,0147119563343</text:p>
          </table:table-cell>
          <table:table-cell office:value-type="float" office:value="0.136603525793" calcext:value-type="float">
            <text:p>0,136603525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2691826419" calcext:value-type="float">
            <text:p>0,0142691826419</text:p>
          </table:table-cell>
          <table:table-cell office:value-type="float" office:value="0.136024281649" calcext:value-type="float">
            <text:p>0,136024281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1483567915" calcext:value-type="float">
            <text:p>0,0141483567915</text:p>
          </table:table-cell>
          <table:table-cell office:value-type="float" office:value="0.134937424956" calcext:value-type="float">
            <text:p>0,134937424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0129038908" calcext:value-type="float">
            <text:p>0,0140129038908</text:p>
          </table:table-cell>
          <table:table-cell office:value-type="float" office:value="0.13378881877" calcext:value-type="float">
            <text:p>0,13378881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6372351861" calcext:value-type="float">
            <text:p>0,0136372351861</text:p>
          </table:table-cell>
          <table:table-cell office:value-type="float" office:value="0.132082619773" calcext:value-type="float">
            <text:p>0,132082619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3527096605" calcext:value-type="float">
            <text:p>0,0133527096605</text:p>
          </table:table-cell>
          <table:table-cell office:value-type="float" office:value="0.130963015103" calcext:value-type="float">
            <text:p>0,130963015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1375776532" calcext:value-type="float">
            <text:p>0,0131375776532</text:p>
          </table:table-cell>
          <table:table-cell office:value-type="float" office:value="0.129899213827" calcext:value-type="float">
            <text:p>0,129899213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9008398503" calcext:value-type="float">
            <text:p>0,0129008398503</text:p>
          </table:table-cell>
          <table:table-cell office:value-type="float" office:value="0.128950358937" calcext:value-type="float">
            <text:p>0,128950358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6487766486" calcext:value-type="float">
            <text:p>0,0126487766486</text:p>
          </table:table-cell>
          <table:table-cell office:value-type="float" office:value="0.128193936847" calcext:value-type="float">
            <text:p>0,128193936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0639233569" calcext:value-type="float">
            <text:p>0,0120639233569</text:p>
          </table:table-cell>
          <table:table-cell office:value-type="float" office:value="0.126054294625" calcext:value-type="float">
            <text:p>0,126054294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9514525051" calcext:value-type="float">
            <text:p>0,0119514525051</text:p>
          </table:table-cell>
          <table:table-cell office:value-type="float" office:value="0.124502366026" calcext:value-type="float">
            <text:p>0,12450236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598585621" calcext:value-type="float">
            <text:p>0,0116598585621</text:p>
          </table:table-cell>
          <table:table-cell office:value-type="float" office:value="0.124071983643" calcext:value-type="float">
            <text:p>0,124071983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3339017384" calcext:value-type="float">
            <text:p>0,0113339017384</text:p>
          </table:table-cell>
          <table:table-cell office:value-type="float" office:value="0.121433113236" calcext:value-type="float">
            <text:p>0,121433113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131756625" calcext:value-type="float">
            <text:p>0,0108131756625</text:p>
          </table:table-cell>
          <table:table-cell office:value-type="float" office:value="0.120542903639" calcext:value-type="float">
            <text:p>0,120542903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6824894745" calcext:value-type="float">
            <text:p>0,0106824894745</text:p>
          </table:table-cell>
          <table:table-cell office:value-type="float" office:value="0.119829764841" calcext:value-type="float">
            <text:p>0,119829764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4823746224" calcext:value-type="float">
            <text:p>0,0104823746224</text:p>
          </table:table-cell>
          <table:table-cell office:value-type="float" office:value="0.118498530047" calcext:value-type="float">
            <text:p>0,11849853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66743985" calcext:value-type="float">
            <text:p>0,010166743985</text:p>
          </table:table-cell>
          <table:table-cell office:value-type="float" office:value="0.11756656396" calcext:value-type="float">
            <text:p>0,11756656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0118146749" calcext:value-type="float">
            <text:p>0,0100118146749</text:p>
          </table:table-cell>
          <table:table-cell office:value-type="float" office:value="0.116184124804" calcext:value-type="float">
            <text:p>0,116184124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54499406952" calcext:value-type="float">
            <text:p>0,00954499406952</text:p>
          </table:table-cell>
          <table:table-cell office:value-type="float" office:value="0.114218916129" calcext:value-type="float">
            <text:p>0,114218916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29347183665" calcext:value-type="float">
            <text:p>0,00929347183665</text:p>
          </table:table-cell>
          <table:table-cell office:value-type="float" office:value="0.113422597604" calcext:value-type="float">
            <text:p>0,113422597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9968098029" calcext:value-type="float">
            <text:p>0,00889968098029</text:p>
          </table:table-cell>
          <table:table-cell office:value-type="float" office:value="0.111881097789" calcext:value-type="float">
            <text:p>0,111881097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3062118397" calcext:value-type="float">
            <text:p>0,00883062118397</text:p>
          </table:table-cell>
          <table:table-cell office:value-type="float" office:value="0.11102740993" calcext:value-type="float">
            <text:p>0,11102740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3239274326" calcext:value-type="float">
            <text:p>0,00773239274326</text:p>
          </table:table-cell>
          <table:table-cell office:value-type="float" office:value="0.109997219539" calcext:value-type="float">
            <text:p>0,109997219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08573361" calcext:value-type="float">
            <text:p>0,007408573361</text:p>
          </table:table-cell>
          <table:table-cell office:value-type="float" office:value="0.1075615506" calcext:value-type="float">
            <text:p>0,1075615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01000055584" calcext:value-type="float">
            <text:p>0,00701000055584</text:p>
          </table:table-cell>
          <table:table-cell office:value-type="float" office:value="0.106442117066" calcext:value-type="float">
            <text:p>0,106442117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77783678826" calcext:value-type="float">
            <text:p>0,00677783678826</text:p>
          </table:table-cell>
          <table:table-cell office:value-type="float" office:value="0.104981291388" calcext:value-type="float">
            <text:p>0,104981291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18514691182" calcext:value-type="float">
            <text:p>0,00618514691182</text:p>
          </table:table-cell>
          <table:table-cell office:value-type="float" office:value="0.103698293444" calcext:value-type="float">
            <text:p>0,103698293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03313509481" calcext:value-type="float">
            <text:p>0,00603313509481</text:p>
          </table:table-cell>
          <table:table-cell office:value-type="float" office:value="0.10223525425" calcext:value-type="float">
            <text:p>0,10223525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89094879165" calcext:value-type="float">
            <text:p>0,00589094879165</text:p>
          </table:table-cell>
          <table:table-cell office:value-type="float" office:value="0.100784530274" calcext:value-type="float">
            <text:p>0,100784530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11920088241" calcext:value-type="float">
            <text:p>0,00511920088241</text:p>
          </table:table-cell>
          <table:table-cell office:value-type="float" office:value="0.0994745041547" calcext:value-type="float">
            <text:p>0,0994745041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76879404861" calcext:value-type="float">
            <text:p>0,00476879404861</text:p>
          </table:table-cell>
          <table:table-cell office:value-type="float" office:value="0.0972197958186" calcext:value-type="float">
            <text:p>0,0972197958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26447194635" calcext:value-type="float">
            <text:p>0,00426447194635</text:p>
          </table:table-cell>
          <table:table-cell office:value-type="float" office:value="0.0966421734751" calcext:value-type="float">
            <text:p>0,0966421734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5843935251" calcext:value-type="float">
            <text:p>0,00395843935251</text:p>
          </table:table-cell>
          <table:table-cell office:value-type="float" office:value="0.0957281698661" calcext:value-type="float">
            <text:p>0,0957281698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4739219705" calcext:value-type="float">
            <text:p>0,00374739219705</text:p>
          </table:table-cell>
          <table:table-cell office:value-type="float" office:value="0.0951137395714" calcext:value-type="float">
            <text:p>0,095113739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69600388998" calcext:value-type="float">
            <text:p>0,00369600388998</text:p>
          </table:table-cell>
          <table:table-cell office:value-type="float" office:value="0.092090792512" calcext:value-type="float">
            <text:p>0,092090792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90137380284" calcext:value-type="float">
            <text:p>0,00290137380284</text:p>
          </table:table-cell>
          <table:table-cell office:value-type="float" office:value="0.0907774154211" calcext:value-type="float">
            <text:p>0,0907774154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37603647083" calcext:value-type="float">
            <text:p>0,00237603647083</text:p>
          </table:table-cell>
          <table:table-cell office:value-type="float" office:value="0.0885608893684" calcext:value-type="float">
            <text:p>0,0885608893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0838285154" calcext:value-type="float">
            <text:p>0,0020838285154</text:p>
          </table:table-cell>
          <table:table-cell office:value-type="float" office:value="0.0868236047461" calcext:value-type="float">
            <text:p>0,0868236047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02120257427" calcext:value-type="float">
            <text:p>0,00202120257427</text:p>
          </table:table-cell>
          <table:table-cell office:value-type="float" office:value="0.0862668842143" calcext:value-type="float">
            <text:p>0,0862668842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98068523605" calcext:value-type="float">
            <text:p>0,00198068523605</text:p>
          </table:table-cell>
          <table:table-cell office:value-type="float" office:value="0.0828281931175" calcext:value-type="float">
            <text:p>0,0828281931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92376523219" calcext:value-type="float">
            <text:p>0,00192376523219</text:p>
          </table:table-cell>
          <table:table-cell office:value-type="float" office:value="0.0813206729095" calcext:value-type="float">
            <text:p>0,0813206729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82770645717" calcext:value-type="float">
            <text:p>0,00182770645717</text:p>
          </table:table-cell>
          <table:table-cell office:value-type="float" office:value="0.0810773431732" calcext:value-type="float">
            <text:p>0,0810773431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77676549965" calcext:value-type="float">
            <text:p>0,00177676549965</text:p>
          </table:table-cell>
          <table:table-cell office:value-type="float" office:value="0.075749998642" calcext:value-type="float">
            <text:p>0,075749998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76040993046" calcext:value-type="float">
            <text:p>0,00176040993046</text:p>
          </table:table-cell>
          <table:table-cell office:value-type="float" office:value="0.0749143488307" calcext:value-type="float">
            <text:p>0,0749143488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69762534647" calcext:value-type="float">
            <text:p>0,00169762534647</text:p>
          </table:table-cell>
          <table:table-cell office:value-type="float" office:value="0.0724559303905" calcext:value-type="float">
            <text:p>0,0724559303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62010630209" calcext:value-type="float">
            <text:p>0,00162010630209</text:p>
          </table:table-cell>
          <table:table-cell office:value-type="float" office:value="0.0705260485938" calcext:value-type="float">
            <text:p>0,0705260485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53452256309" calcext:value-type="float">
            <text:p>0,00153452256309</text:p>
          </table:table-cell>
          <table:table-cell office:value-type="float" office:value="0.0659347974356" calcext:value-type="float">
            <text:p>0,0659347974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46220277558" calcext:value-type="float">
            <text:p>0,00146220277558</text:p>
          </table:table-cell>
          <table:table-cell office:value-type="float" office:value="0.0639825678396" calcext:value-type="float">
            <text:p>0,0639825678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35469892591" calcext:value-type="float">
            <text:p>0,00135469892591</text:p>
          </table:table-cell>
          <table:table-cell office:value-type="float" office:value="0.0639511769764" calcext:value-type="float">
            <text:p>0,0639511769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30538224589" calcext:value-type="float">
            <text:p>0,00130538224589</text:p>
          </table:table-cell>
          <table:table-cell office:value-type="float" office:value="0.0617437601045" calcext:value-type="float">
            <text:p>0,0617437601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25268724433" calcext:value-type="float">
            <text:p>0,00125268724433</text:p>
          </table:table-cell>
          <table:table-cell office:value-type="float" office:value="0.0609747009717" calcext:value-type="float">
            <text:p>0,0609747009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22692852728" calcext:value-type="float">
            <text:p>0,00122692852728</text:p>
          </table:table-cell>
          <table:table-cell office:value-type="float" office:value="0.05996347281" calcext:value-type="float">
            <text:p>0,05996347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19435894425" calcext:value-type="float">
            <text:p>0,00119435894425</text:p>
          </table:table-cell>
          <table:table-cell office:value-type="float" office:value="0.059254433851" calcext:value-type="float">
            <text:p>0,059254433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14557429324" calcext:value-type="float">
            <text:p>0,00114557429324</text:p>
          </table:table-cell>
          <table:table-cell office:value-type="float" office:value="0.0572811816396" calcext:value-type="float">
            <text:p>0,0572811816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13416642186" calcext:value-type="float">
            <text:p>0,00113416642186</text:p>
          </table:table-cell>
          <table:table-cell office:value-type="float" office:value="0.0563130489471" calcext:value-type="float">
            <text:p>0,0563130489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11387671447" calcext:value-type="float">
            <text:p>0,00111387671447</text:p>
          </table:table-cell>
          <table:table-cell office:value-type="float" office:value="0.0554028220212" calcext:value-type="float">
            <text:p>0,0554028220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06248510923" calcext:value-type="float">
            <text:p>0,00106248510923</text:p>
          </table:table-cell>
          <table:table-cell office:value-type="float" office:value="0.0539995492644" calcext:value-type="float">
            <text:p>0,0539995492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04911719902" calcext:value-type="float">
            <text:p>0,00104911719902</text:p>
          </table:table-cell>
          <table:table-cell office:value-type="float" office:value="0.0531575959814" calcext:value-type="float">
            <text:p>0,0531575959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02149690337" calcext:value-type="float">
            <text:p>0,00102149690337</text:p>
          </table:table-cell>
          <table:table-cell office:value-type="float" office:value="0.0522903496589" calcext:value-type="float">
            <text:p>0,0522903496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939431043447" calcext:value-type="float">
            <text:p>0,000939431043447</text:p>
          </table:table-cell>
          <table:table-cell office:value-type="float" office:value="0.0518750327971" calcext:value-type="float">
            <text:p>0,0518750327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908825002669" calcext:value-type="float">
            <text:p>0,000908825002669</text:p>
          </table:table-cell>
          <table:table-cell office:value-type="float" office:value="0.0511874180081" calcext:value-type="float">
            <text:p>0,051187418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853908352845" calcext:value-type="float">
            <text:p>0,000853908352845</text:p>
          </table:table-cell>
          <table:table-cell office:value-type="float" office:value="0.050122540043" calcext:value-type="float">
            <text:p>0,05012254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788730057055" calcext:value-type="float">
            <text:p>0,000788730057055</text:p>
          </table:table-cell>
          <table:table-cell office:value-type="float" office:value="0.0494033119965" calcext:value-type="float">
            <text:p>0,0494033119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756023918857" calcext:value-type="float">
            <text:p>0,000756023918857</text:p>
          </table:table-cell>
          <table:table-cell office:value-type="float" office:value="0.049094323254" calcext:value-type="float">
            <text:p>0,049094323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84576559397" calcext:value-type="float">
            <text:p>0,000684576559397</text:p>
          </table:table-cell>
          <table:table-cell office:value-type="float" office:value="0.047989393724" calcext:value-type="float">
            <text:p>0,047989393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4252691055" calcext:value-type="float">
            <text:p>0,00064252691055</text:p>
          </table:table-cell>
          <table:table-cell office:value-type="float" office:value="0.0467244348898" calcext:value-type="float">
            <text:p>0,0467244348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00797181964" calcext:value-type="float">
            <text:p>0,000600797181964</text:p>
          </table:table-cell>
          <table:table-cell office:value-type="float" office:value="0.0461230164163" calcext:value-type="float">
            <text:p>0,0461230164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470529230449" calcext:value-type="float">
            <text:p>0,000470529230449</text:p>
          </table:table-cell>
          <table:table-cell office:value-type="float" office:value="0.0457235889168" calcext:value-type="float">
            <text:p>0,045723588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424359592897" calcext:value-type="float">
            <text:p>0,000424359592897</text:p>
          </table:table-cell>
          <table:table-cell office:value-type="float" office:value="0.0454360920898" calcext:value-type="float">
            <text:p>0,0454360920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361931607788" calcext:value-type="float">
            <text:p>0,000361931607788</text:p>
          </table:table-cell>
          <table:table-cell office:value-type="float" office:value="0.044025421198" calcext:value-type="float">
            <text:p>0,044025421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320676617907" calcext:value-type="float">
            <text:p>0,000320676617907</text:p>
          </table:table-cell>
          <table:table-cell office:value-type="float" office:value="0.0434456172547" calcext:value-type="float">
            <text:p>0,0434456172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303655184634" calcext:value-type="float">
            <text:p>0,000303655184634</text:p>
          </table:table-cell>
          <table:table-cell office:value-type="float" office:value="0.043004468071" calcext:value-type="float">
            <text:p>0,04300446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45588520874" calcext:value-type="float">
            <text:p>0,000245588520874</text:p>
          </table:table-cell>
          <table:table-cell office:value-type="float" office:value="0.0423591132304" calcext:value-type="float">
            <text:p>0,0423591132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31450983061" calcext:value-type="float">
            <text:p>0,000231450983061</text:p>
          </table:table-cell>
          <table:table-cell office:value-type="float" office:value="0.0419180979883" calcext:value-type="float">
            <text:p>0,0419180979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21366416322" calcext:value-type="float">
            <text:p>0,000221366416322</text:p>
          </table:table-cell>
          <table:table-cell office:value-type="float" office:value="0.0411460108564" calcext:value-type="float">
            <text:p>0,0411460108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15930576438" calcext:value-type="float">
            <text:p>0,000215930576438</text:p>
          </table:table-cell>
          <table:table-cell office:value-type="float" office:value="0.0407750561027" calcext:value-type="float">
            <text:p>0,0407750561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0682902487" calcext:value-type="float">
            <text:p>0,00020682902487</text:p>
          </table:table-cell>
          <table:table-cell office:value-type="float" office:value="0.0404033133323" calcext:value-type="float">
            <text:p>0,0404033133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88277960339" calcext:value-type="float">
            <text:p>0,000188277960339</text:p>
          </table:table-cell>
          <table:table-cell office:value-type="float" office:value="0.0400372924134" calcext:value-type="float">
            <text:p>0,0400372924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80882331708" calcext:value-type="float">
            <text:p>0,000180882331708</text:p>
          </table:table-cell>
          <table:table-cell office:value-type="float" office:value="0.0393514560438" calcext:value-type="float">
            <text:p>0,0393514560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79340547683" calcext:value-type="float">
            <text:p>0,000179340547683</text:p>
          </table:table-cell>
          <table:table-cell office:value-type="float" office:value="0.0392342663732" calcext:value-type="float">
            <text:p>0,0392342663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36030329959" calcext:value-type="float">
            <text:p>0,000136030329959</text:p>
          </table:table-cell>
          <table:table-cell office:value-type="float" office:value="0.0383749584477" calcext:value-type="float">
            <text:p>0,0383749584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07802435314" calcext:value-type="float">
            <text:p>0,000107802435314</text:p>
          </table:table-cell>
          <table:table-cell office:value-type="float" office:value="0.0375142722351" calcext:value-type="float">
            <text:p>0,037514272235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446332566839" calcext:value-type="float">
            <text:p>4,46E-05</text:p>
          </table:table-cell>
          <table:table-cell office:value-type="float" office:value="0.0370776568877" calcext:value-type="float">
            <text:p>0,037077656887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356885814589" calcext:value-type="float">
            <text:p>3,57E-05</text:p>
          </table:table-cell>
          <table:table-cell office:value-type="float" office:value="0.0369229308841" calcext:value-type="float">
            <text:p>0,03692293088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337697121366" calcext:value-type="float">
            <text:p>3,38E-05</text:p>
          </table:table-cell>
          <table:table-cell office:value-type="float" office:value="0.0360372554568" calcext:value-type="float">
            <text:p>0,036037255456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30280627899" calcext:value-type="float">
            <text:p>3,03E-05</text:p>
          </table:table-cell>
          <table:table-cell office:value-type="float" office:value="0.0356686913859" calcext:value-type="float">
            <text:p>0,035668691385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8455268386" calcext:value-type="float">
            <text:p>2,85E-05</text:p>
          </table:table-cell>
          <table:table-cell office:value-type="float" office:value="0.0355023437788" calcext:value-type="float">
            <text:p>0,035502343778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81418687385" calcext:value-type="float">
            <text:p>2,81E-05</text:p>
          </table:table-cell>
          <table:table-cell office:value-type="float" office:value="0.0351716722325" calcext:value-type="float">
            <text:p>0,03517167223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60036839704" calcext:value-type="float">
            <text:p>2,60E-05</text:p>
          </table:table-cell>
          <table:table-cell office:value-type="float" office:value="0.0346753750786" calcext:value-type="float">
            <text:p>0,034675375078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42120344312" calcext:value-type="float">
            <text:p>2,42E-05</text:p>
          </table:table-cell>
          <table:table-cell office:value-type="float" office:value="0.0341220945044" calcext:value-type="float">
            <text:p>0,034122094504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23496933729" calcext:value-type="float">
            <text:p>2,23E-05</text:p>
          </table:table-cell>
          <table:table-cell office:value-type="float" office:value="0.0335643317145" calcext:value-type="float">
            <text:p>0,033564331714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176095947216" calcext:value-type="float">
            <text:p>1,76E-05</text:p>
          </table:table-cell>
          <table:table-cell office:value-type="float" office:value="0.0332344821597" calcext:value-type="float">
            <text:p>0,033234482159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155699832793" calcext:value-type="float">
            <text:p>1,56E-05</text:p>
          </table:table-cell>
          <table:table-cell office:value-type="float" office:value="0.0325956620811" calcext:value-type="float">
            <text:p>0,032595662081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153338335465" calcext:value-type="float">
            <text:p>1,53E-05</text:p>
          </table:table-cell>
          <table:table-cell office:value-type="float" office:value="0.0318321248104" calcext:value-type="float">
            <text:p>0,031832124810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000546808008752" calcext:value-type="float">
            <text:p>5,47E-08</text:p>
          </table:table-cell>
          <table:table-cell office:value-type="float" office:value="0.0314231396971" calcext:value-type="float">
            <text:p>0,031423139697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.58039251904E-019" calcext:value-type="float">
            <text:p>4,58E-19</text:p>
          </table:table-cell>
          <table:table-cell office:value-type="float" office:value="0.0307342102186" calcext:value-type="float">
            <text:p>0,03073421021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90828464416" calcext:value-type="float">
            <text:p>0,02908284644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90020264688" calcext:value-type="float">
            <text:p>0,02900202646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88622155686" calcext:value-type="float">
            <text:p>0,02886221556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85401016236" calcext:value-type="float">
            <text:p>0,02854010162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67368439779" calcext:value-type="float">
            <text:p>0,02673684397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62164172809" calcext:value-type="float">
            <text:p>0,02621641728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53905174422" calcext:value-type="float">
            <text:p>0,02539051744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6421326855" calcext:value-type="float">
            <text:p>0,02464213268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5073287958" calcext:value-type="float">
            <text:p>0,02450732879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28757477362" calcext:value-type="float">
            <text:p>0,02287574773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77003341311" calcext:value-type="float">
            <text:p>0,01770033413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64892671235" calcext:value-type="float">
            <text:p>0,01648926712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57085245014" calcext:value-type="float">
            <text:p>0,0157085245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51533041527" calcext:value-type="float">
            <text:p>0,01515330415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41872137354" calcext:value-type="float">
            <text:p>0,01418721373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4405153705" calcext:value-type="float">
            <text:p>0,01344051537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9524823794" calcext:value-type="float">
            <text:p>0,01195248237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4809132448" calcext:value-type="float">
            <text:p>0,01148091324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5970267734" calcext:value-type="float">
            <text:p>0,01059702677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5004998963" calcext:value-type="float">
            <text:p>0,01050049989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2919209275" calcext:value-type="float">
            <text:p>0,0102919209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1483889686" calcext:value-type="float">
            <text:p>0,01014838896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61314916798" calcext:value-type="float">
            <text:p>0,009613149167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34680330241" calcext:value-type="float">
            <text:p>0,009346803302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16727797624" calcext:value-type="float">
            <text:p>0,009167277976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03382314687" calcext:value-type="float">
            <text:p>0,009033823146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77341444741" calcext:value-type="float">
            <text:p>0,008773414447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68280168875" calcext:value-type="float">
            <text:p>0,00868280168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60302188559" calcext:value-type="float">
            <text:p>0,008603021885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4641652487" calcext:value-type="float">
            <text:p>0,00846416524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3970714451" calcext:value-type="float">
            <text:p>0,00839707144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26906160744" calcext:value-type="float">
            <text:p>0,008269061607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17498192003" calcext:value-type="float">
            <text:p>0,00817498192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03082132029" calcext:value-type="float">
            <text:p>0,008030821320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96171716356" calcext:value-type="float">
            <text:p>0,007961717163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78296034393" calcext:value-type="float">
            <text:p>0,007782960343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74368818238" calcext:value-type="float">
            <text:p>0,00774368818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66963722757" calcext:value-type="float">
            <text:p>0,007669637227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45666400202" calcext:value-type="float">
            <text:p>0,007456664002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42083605236" calcext:value-type="float">
            <text:p>0,007420836052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20155288316" calcext:value-type="float">
            <text:p>0,007201552883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18285670849" calcext:value-type="float">
            <text:p>0,007182856708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07448315461" calcext:value-type="float">
            <text:p>0,00707448315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96710740069" calcext:value-type="float">
            <text:p>0,006967107400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86826296949" calcext:value-type="float">
            <text:p>0,006868262969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75627907997" calcext:value-type="float">
            <text:p>0,006756279079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71995311633" calcext:value-type="float">
            <text:p>0,006719953116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68701795792" calcext:value-type="float">
            <text:p>0,006687017957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60492015869" calcext:value-type="float">
            <text:p>0,006604920158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49925801799" calcext:value-type="float">
            <text:p>0,006499258017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46932719363" calcext:value-type="float">
            <text:p>0,006469327193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38207173104" calcext:value-type="float">
            <text:p>0,00638207173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3038631287" calcext:value-type="float">
            <text:p>0,00630386312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24952171356" calcext:value-type="float">
            <text:p>0,006249521713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22589572496" calcext:value-type="float">
            <text:p>0,006225895724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17226072264" calcext:value-type="float">
            <text:p>0,00617226072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05335164716" calcext:value-type="float">
            <text:p>0,006053351647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96253831646" calcext:value-type="float">
            <text:p>0,00596253831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89491643693" calcext:value-type="float">
            <text:p>0,005894916436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88492393861" calcext:value-type="float">
            <text:p>0,005884923938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82855993075" calcext:value-type="float">
            <text:p>0,005828559930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7980317233" calcext:value-type="float">
            <text:p>0,00579803172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62341707021" calcext:value-type="float">
            <text:p>0,005623417070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59785497676" calcext:value-type="float">
            <text:p>0,005597854976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52060303071" calcext:value-type="float">
            <text:p>0,00552060303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46314939146" calcext:value-type="float">
            <text:p>0,005463149391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42856143701" calcext:value-type="float">
            <text:p>0,005428561437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32486231639" calcext:value-type="float">
            <text:p>0,005324862316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2965788686" calcext:value-type="float">
            <text:p>0,00529657886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23655100788" calcext:value-type="float">
            <text:p>0,005236551007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13363373186" calcext:value-type="float">
            <text:p>0,005133633731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0872507736" calcext:value-type="float">
            <text:p>0,00508725077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04001899388" calcext:value-type="float">
            <text:p>0,005040018993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0032259779" calcext:value-type="float">
            <text:p>0,00500322597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89820025108" calcext:value-type="float">
            <text:p>0,004898200251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88700345021" calcext:value-type="float">
            <text:p>0,004887003450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81304960662" calcext:value-type="float">
            <text:p>0,004813049606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76914603429" calcext:value-type="float">
            <text:p>0,004769146034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74156240129" calcext:value-type="float">
            <text:p>0,004741562401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68658753166" calcext:value-type="float">
            <text:p>0,004686587531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67003170455" calcext:value-type="float">
            <text:p>0,004670031704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52507617912" calcext:value-type="float">
            <text:p>0,004525076179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48579506067" calcext:value-type="float">
            <text:p>0,004485795060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40934090174" calcext:value-type="float">
            <text:p>0,004409340901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37743478088" calcext:value-type="float">
            <text:p>0,004377434780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3228842813" calcext:value-type="float">
            <text:p>0,00432288428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25015196211" calcext:value-type="float">
            <text:p>0,004250151962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9111876438" calcext:value-type="float">
            <text:p>0,004191118764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3790835572" calcext:value-type="float">
            <text:p>0,004137908355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1480843103" calcext:value-type="float">
            <text:p>0,004114808431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0848687592" calcext:value-type="float">
            <text:p>0,0040848687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03392736462" calcext:value-type="float">
            <text:p>0,004033927364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9612649345" calcext:value-type="float">
            <text:p>0,00396126493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92779751189" calcext:value-type="float">
            <text:p>0,003927797511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90159924344" calcext:value-type="float">
            <text:p>0,003901599243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7161086089" calcext:value-type="float">
            <text:p>0,003871610860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2789469559" calcext:value-type="float">
            <text:p>0,003827894695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77127303408" calcext:value-type="float">
            <text:p>0,003771273034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74379106741" calcext:value-type="float">
            <text:p>0,003743791067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9384969056" calcext:value-type="float">
            <text:p>0,003693849690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2787396169" calcext:value-type="float">
            <text:p>0,003627873961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1715352634" calcext:value-type="float">
            <text:p>0,003617153526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58947229859" calcext:value-type="float">
            <text:p>0,003589472298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56039277708" calcext:value-type="float">
            <text:p>0,003560392777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9789988691" calcext:value-type="float">
            <text:p>0,003497899886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9434002368" calcext:value-type="float">
            <text:p>0,003494340023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4984956869" calcext:value-type="float">
            <text:p>0,003449849568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235450773" calcext:value-type="float">
            <text:p>0,00342354507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39616336464" calcext:value-type="float">
            <text:p>0,003396163364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32953021135" calcext:value-type="float">
            <text:p>0,003329530211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27778636115" calcext:value-type="float">
            <text:p>0,003277786361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25097780773" calcext:value-type="float">
            <text:p>0,003250977807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23390786574" calcext:value-type="float">
            <text:p>0,003233907865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5952159135" calcext:value-type="float">
            <text:p>0,003159521591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1757466819" calcext:value-type="float">
            <text:p>0,003117574668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05357724008" calcext:value-type="float">
            <text:p>0,00305357724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03987057551" calcext:value-type="float">
            <text:p>0,00303987057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00882121719" calcext:value-type="float">
            <text:p>0,003008821217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95401580584" calcext:value-type="float">
            <text:p>0,002954015805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93323901657" calcext:value-type="float">
            <text:p>0,002933239016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90742782318" calcext:value-type="float">
            <text:p>0,002907427823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9568516973" calcext:value-type="float">
            <text:p>0,002895685169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6624645831" calcext:value-type="float">
            <text:p>0,002866246458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3162302949" calcext:value-type="float">
            <text:p>0,002831623029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1145224461" calcext:value-type="float">
            <text:p>0,00281145224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75019261809" calcext:value-type="float">
            <text:p>0,002750192618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67985046346" calcext:value-type="float">
            <text:p>0,002679850463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66558575246" calcext:value-type="float">
            <text:p>0,002665585752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64153880447" calcext:value-type="float">
            <text:p>0,002641538804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8639482621" calcext:value-type="float">
            <text:p>0,002586394826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577042377" calcext:value-type="float">
            <text:p>0,00255770423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3997054041" calcext:value-type="float">
            <text:p>0,002539970540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032700974" calcext:value-type="float">
            <text:p>0,00250327009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7586869404" calcext:value-type="float">
            <text:p>0,002475868694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6192315159" calcext:value-type="float">
            <text:p>0,002461923151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2517552222" calcext:value-type="float">
            <text:p>0,002425175522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1370976197" calcext:value-type="float">
            <text:p>0,002413709761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374966128" calcext:value-type="float">
            <text:p>0,0023749661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36272291019" calcext:value-type="float">
            <text:p>0,002362722910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32362147542" calcext:value-type="float">
            <text:p>0,00232362147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29131853336" calcext:value-type="float">
            <text:p>0,002291318533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26674777649" calcext:value-type="float">
            <text:p>0,002266747776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23223751893" calcext:value-type="float">
            <text:p>0,002232237518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988003053" calcext:value-type="float">
            <text:p>0,0021988003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8029281916" calcext:value-type="float">
            <text:p>0,002180292819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463586035" calcext:value-type="float">
            <text:p>0,00214635860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08059310135" calcext:value-type="float">
            <text:p>0,002080593101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06802121394" calcext:value-type="float">
            <text:p>0,002068021213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0470689559" calcext:value-type="float">
            <text:p>0,00204706895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03241781095" calcext:value-type="float">
            <text:p>0,002032417810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99715289874" calcext:value-type="float">
            <text:p>0,001997152898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96182104375" calcext:value-type="float">
            <text:p>0,00196182104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91894202969" calcext:value-type="float">
            <text:p>0,001918942029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90855728075" calcext:value-type="float">
            <text:p>0,001908557280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86724208918" calcext:value-type="float">
            <text:p>0,001867242089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80842904387" calcext:value-type="float">
            <text:p>0,001808429043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72181425862" calcext:value-type="float">
            <text:p>0,001721814258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5321402364" calcext:value-type="float">
            <text:p>0,00165321402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856211209686" calcext:value-type="float">
            <text:p>0,0008562112096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749580299103" calcext:value-type="float">
            <text:p>0,0007495802991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193343354863" calcext:value-type="float">
            <text:p>1,93E-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.04694950445E-016" calcext:value-type="float">
            <text:p>2,05E-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5:57:20.4879736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45:45.177067676</meta:creation-date>
    <dc:date>2017-10-03T16:03:33.656700664</dc:date>
    <meta:editing-duration>PT12M58S</meta:editing-duration>
    <meta:editing-cycles>2</meta:editing-cycles>
    <meta:generator>LibreOffice/5.2.2.2$Linux_X86_64 LibreOffice_project/20m0$Build-2</meta:generator>
    <meta:document-statistic meta:table-count="1" meta:cell-count="741" meta:object-count="0"/>
  </office:meta>
</office:document-meta>
</file>